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51cm" style:type="right" style:leader-style="dotted" style:leader-text="."/>
        </style:tab-stops>
      </style:paragraph-properties>
    </style:style>
    <style:style style:name="P4" style:family="paragraph" style:parent-style-name="Contents_20_4">
      <style:paragraph-properties>
        <style:tab-stops>
          <style:tab-stop style:position="15.012cm" style:type="right" style:leader-style="dotted" style:leader-text="."/>
        </style:tab-stops>
      </style:paragraph-properties>
    </style:style>
    <style:style style:name="P5" style:family="paragraph" style:parent-style-name="Contents_20_3">
      <style:paragraph-properties>
        <style:tab-stops>
          <style:tab-stop style:position="15.512cm" style:type="right" style:leader-style="dotted" style:leader-text="."/>
        </style:tab-stops>
      </style:paragraph-properties>
    </style:style>
    <style:style style:name="P6" style:family="paragraph" style:parent-style-name="Contents_20_2">
      <style:paragraph-properties>
        <style:tab-stops>
          <style:tab-stop style:position="16.011cm" style:type="right" style:leader-style="dotted" style:leader-text="."/>
        </style:tab-stops>
      </style:paragraph-properties>
    </style:style>
    <style:style style:name="P7" style:family="paragraph" style:parent-style-name="Heading_20_2">
      <style:paragraph-properties fo:break-before="page"/>
    </style:style>
    <style:style style:name="P8" style:family="paragraph" style:parent-style-name="First_20_paragraph">
      <style:text-properties fo:font-weight="bold" style:font-weight-asian="bold" style:font-weight-complex="bold"/>
    </style:style>
    <style:style style:name="P9" style:family="paragraph" style:parent-style-name="Text_20_body">
      <style:text-properties fo:font-weight="bold" style:font-weight-asian="bold" style:font-weight-complex="bold"/>
    </style:style>
    <style:style style:name="P10" style:family="paragraph" style:parent-style-name="Text_20_body" style:list-style-name="L16"/>
    <style:style style:name="P11" style:family="paragraph" style:parent-style-name="Text_20_body" style:list-style-name="L23"/>
    <style:style style:name="P12" style:family="paragraph" style:parent-style-name="Text_20_body" style:list-style-name="L1">
      <style:paragraph-properties fo:margin-top="0cm" fo:margin-bottom="0cm"/>
    </style:style>
    <style:style style:name="P13" style:family="paragraph" style:parent-style-name="Text_20_body" style:list-style-name="L2">
      <style:paragraph-properties fo:margin-top="0cm" fo:margin-bottom="0cm"/>
    </style:style>
    <style:style style:name="P14" style:family="paragraph" style:parent-style-name="Text_20_body" style:list-style-name="L3">
      <style:paragraph-properties fo:margin-top="0cm" fo:margin-bottom="0cm"/>
    </style:style>
    <style:style style:name="P15" style:family="paragraph" style:parent-style-name="Text_20_body" style:list-style-name="L4">
      <style:paragraph-properties fo:margin-top="0cm" fo:margin-bottom="0cm"/>
    </style:style>
    <style:style style:name="P16" style:family="paragraph" style:parent-style-name="Text_20_body" style:list-style-name="L5">
      <style:paragraph-properties fo:margin-top="0cm" fo:margin-bottom="0cm"/>
    </style:style>
    <style:style style:name="P17" style:family="paragraph" style:parent-style-name="Text_20_body" style:list-style-name="L6">
      <style:paragraph-properties fo:margin-top="0cm" fo:margin-bottom="0cm"/>
    </style:style>
    <style:style style:name="P18" style:family="paragraph" style:parent-style-name="Text_20_body" style:list-style-name="L7">
      <style:paragraph-properties fo:margin-top="0cm" fo:margin-bottom="0cm"/>
    </style:style>
    <style:style style:name="P19" style:family="paragraph" style:parent-style-name="Text_20_body" style:list-style-name="L8">
      <style:paragraph-properties fo:margin-top="0cm" fo:margin-bottom="0cm"/>
    </style:style>
    <style:style style:name="P20" style:family="paragraph" style:parent-style-name="Text_20_body" style:list-style-name="L9">
      <style:paragraph-properties fo:margin-top="0cm" fo:margin-bottom="0cm"/>
    </style:style>
    <style:style style:name="P21" style:family="paragraph" style:parent-style-name="Text_20_body" style:list-style-name="L10">
      <style:paragraph-properties fo:margin-top="0cm" fo:margin-bottom="0cm"/>
    </style:style>
    <style:style style:name="P22" style:family="paragraph" style:parent-style-name="Text_20_body" style:list-style-name="L11">
      <style:paragraph-properties fo:margin-top="0cm" fo:margin-bottom="0cm"/>
    </style:style>
    <style:style style:name="P23" style:family="paragraph" style:parent-style-name="Text_20_body" style:list-style-name="L12">
      <style:paragraph-properties fo:margin-top="0cm" fo:margin-bottom="0cm"/>
    </style:style>
    <style:style style:name="P24" style:family="paragraph" style:parent-style-name="Text_20_body" style:list-style-name="L13">
      <style:paragraph-properties fo:margin-top="0cm" fo:margin-bottom="0cm"/>
    </style:style>
    <style:style style:name="P25" style:family="paragraph" style:parent-style-name="Text_20_body" style:list-style-name="L14">
      <style:paragraph-properties fo:margin-top="0cm" fo:margin-bottom="0cm"/>
    </style:style>
    <style:style style:name="P26" style:family="paragraph" style:parent-style-name="Text_20_body" style:list-style-name="L15">
      <style:paragraph-properties fo:margin-top="0cm" fo:margin-bottom="0cm"/>
    </style:style>
    <style:style style:name="P27" style:family="paragraph" style:parent-style-name="Text_20_body" style:list-style-name="L17">
      <style:paragraph-properties fo:margin-top="0cm" fo:margin-bottom="0cm"/>
    </style:style>
    <style:style style:name="P28" style:family="paragraph" style:parent-style-name="Text_20_body" style:list-style-name="L18">
      <style:paragraph-properties fo:margin-top="0cm" fo:margin-bottom="0cm"/>
    </style:style>
    <style:style style:name="P29" style:family="paragraph" style:parent-style-name="Text_20_body" style:list-style-name="L19">
      <style:paragraph-properties fo:margin-top="0cm" fo:margin-bottom="0cm"/>
    </style:style>
    <style:style style:name="P30" style:family="paragraph" style:parent-style-name="Text_20_body" style:list-style-name="L20">
      <style:paragraph-properties fo:margin-top="0cm" fo:margin-bottom="0cm"/>
    </style:style>
    <style:style style:name="P31" style:family="paragraph" style:parent-style-name="Text_20_body" style:list-style-name="L21">
      <style:paragraph-properties fo:margin-top="0cm" fo:margin-bottom="0cm"/>
    </style:style>
    <style:style style:name="P32" style:family="paragraph" style:parent-style-name="Text_20_body" style:list-style-name="L22">
      <style:paragraph-properties fo:margin-top="0cm" fo:margin-bottom="0cm"/>
    </style:style>
    <style:style style:name="P33" style:family="paragraph" style:parent-style-name="Text_20_body" style:list-style-name="L24">
      <style:paragraph-properties fo:margin-top="0cm" fo:margin-bottom="0cm"/>
    </style:style>
    <style:style style:name="P34" style:family="paragraph" style:parent-style-name="Text_20_body" style:list-style-name="L25">
      <style:paragraph-properties fo:margin-top="0cm" fo:margin-bottom="0cm"/>
    </style:style>
    <style:style style:name="P35" style:family="paragraph" style:parent-style-name="Text_20_body" style:list-style-name="L26">
      <style:paragraph-properties fo:margin-top="0cm" fo:margin-bottom="0cm"/>
    </style:style>
    <style:style style:name="P36" style:family="paragraph" style:parent-style-name="Text_20_body" style:list-style-name="L27">
      <style:paragraph-properties fo:margin-top="0cm" fo:margin-bottom="0cm"/>
    </style:style>
    <style:style style:name="P37" style:family="paragraph" style:parent-style-name="Text_20_body" style:list-style-name="L28">
      <style:paragraph-properties fo:margin-top="0cm" fo:margin-bottom="0cm"/>
    </style:style>
    <style:style style:name="P38" style:family="paragraph" style:parent-style-name="Text_20_body" style:list-style-name="L29">
      <style:paragraph-properties fo:margin-top="0cm" fo:margin-bottom="0cm"/>
    </style:style>
    <style:style style:name="P39" style:family="paragraph" style:parent-style-name="Text_20_body" style:list-style-name="L30">
      <style:paragraph-properties fo:margin-top="0cm" fo:margin-bottom="0cm"/>
    </style:style>
    <style:style style:name="P40" style:family="paragraph" style:parent-style-name="Text_20_body" style:list-style-name="L31">
      <style:paragraph-properties fo:margin-top="0cm" fo:margin-bottom="0cm"/>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memoire-de-projet---cda"/>Memoire de projet - CDA<text:bookmark-end text:name="memoire-de-projet---cda"/></text:h>
      <text:h text:style-name="Heading_20_2" text:outline-level="2"><text:bookmark-start text:name="page-de-garde"/>Page de garde<text:bookmark-end text:name="page-de-garde"/></text:h>
      <text:p text:style-name="First_20_paragraph"><text:span text:style-name="T1">Titre du memoire</text:span><text:line-break/>Conception et developpement d’un moteur de jeu Warhammer 40K avec intelligence artificielle par renforcement</text:p>
      <text:p text:style-name="Text_20_body"><text:span text:style-name="T1">Nom et prenom :</text:span> SOUQUET Grégory<text:line-break/><text:span text:style-name="T1">Formation et annee :</text:span> [A completer]<text:line-break/><text:span text:style-name="T1">Entreprise :</text:span> [A completer]<text:line-break/><text:span text:style-name="T1">Tuteur entreprise :</text:span> [A completer]<text:line-break/><text:span text:style-name="T1">Tuteur pedagogique :</text:span> [A completer]<text:line-break/><text:span text:style-name="T1">Date :</text:span> [A completer]</text:p>
      <text:h text:style-name="Heading_20_2" text:outline-level="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Table des matières</text:p>
          </text:index-title>
          <text:p text:style-name="P3">Memoire de projet - CDA<text:tab/>1</text:p>
          <text:p text:style-name="P6">Page de garde<text:tab/>1</text:p>
          <text:p text:style-name="P6">Table des matières<text:tab/>3</text:p>
          <text:p text:style-name="P6">Remerciements<text:tab/>5</text:p>
          <text:p text:style-name="P6">Resume<text:tab/>6</text:p>
          <text:p text:style-name="P6">Introduction<text:tab/>7</text:p>
          <text:p text:style-name="P6">1. Presentation du projet<text:tab/>8</text:p>
          <text:p text:style-name="P5">1.1 Liste des competences mises en oeuvre<text:tab/>8</text:p>
          <text:p text:style-name="P5">1.2 Cahier des charges / expression des besoins<text:tab/>8</text:p>
          <text:p text:style-name="P5">1.3 Presentation de l’entreprise ou du service<text:tab/>9</text:p>
          <text:p text:style-name="P6">2. Gestion de projet<text:tab/>10</text:p>
          <text:p text:style-name="P5">2.1 Planning et suivi<text:tab/>10</text:p>
          <text:p text:style-name="P5">2.2 Environnement humain et technique<text:tab/>10</text:p>
          <text:p text:style-name="P5">2.3 Objectifs de qualite<text:tab/>10</text:p>
          <text:p text:style-name="P6">3. Specifications fonctionnelles et techniques<text:tab/>12</text:p>
          <text:p text:style-name="P5">3.1 Specifications fonctionnelles<text:tab/>12</text:p>
          <text:p text:style-name="P5">3.2 Contraintes et livrables attendus<text:tab/>12</text:p>
          <text:p text:style-name="P5">3.3 Architecture logicielle<text:tab/>12</text:p>
          <text:p text:style-name="P5">3.4 Maquettes et enchainement des maquettes<text:tab/>12</text:p>
          <text:p text:style-name="P5">3.5 Modele entite-association et modele physique<text:tab/>13</text:p>
          <text:p text:style-name="P5">3.6 Script de creation ou de modification BDD<text:tab/>13</text:p>
          <text:p text:style-name="P5">3.7 Diagrammes UML (PlantUML)<text:tab/>13</text:p>
          <text:p text:style-name="P4">3.7.1 Cas d’utilisation<text:tab/>13</text:p>
          <text:p text:style-name="P4">3.7.2 Sequence principale<text:tab/>13</text:p>
          <text:p text:style-name="P5">3.8 Documentation et guides du projet<text:tab/>14</text:p>
          <text:p text:style-name="P6">4. Realisations techniques<text:tab/>15</text:p>
          <text:p text:style-name="P5">4.1 Specifications techniques (stack)<text:tab/>15</text:p>
          <text:p text:style-name="P5">4.2 Realisations moteur et back-end<text:tab/>15</text:p>
          <text:p text:style-name="P4">4.2.1 Structure du code moteur et API<text:tab/>15</text:p>
          <text:p text:style-name="P4">4.2.2 Exemple : point d’entrée step() et délégation<text:tab/>16</text:p>
          <text:p text:style-name="P4">4.2.3 Base de données et authentification<text:tab/>16</text:p>
          <text:p text:style-name="P5">4.3 Realisations front-end<text:tab/>16</text:p>
          <text:p text:style-name="P4">4.3.1 Organisation du code<text:tab/>16</text:p>
          <text:p text:style-name="P4">4.3.2 Rendu du plateau et log<text:tab/>17</text:p>
          <text:p text:style-name="P4">4.3.3 Parcours utilisateur type<text:tab/>17</text:p>
          <text:p text:style-name="P5">4.4 Realisations IA (entrainement et conformite)<text:tab/>17</text:p>
          <text:p text:style-name="P4">4.4.1 Pipeline d’entrainement<text:tab/>17</text:p>
          <text:p text:style-name="P4">4.4.2 Observation, récompenses et bots<text:tab/>17</text:p>
          <text:p text:style-name="P4">4.4.3 Conformité et analyse des logs<text:tab/>17</text:p>
          <text:p text:style-name="P5">4.5 Captures d’ecran et extraits de code<text:tab/>18</text:p>
          <text:p text:style-name="P5">4.6 Elements de securite<text:tab/>18</text:p>
          <text:p text:style-name="P5">4.7 Plan de tests<text:tab/>19</text:p>
          <text:p text:style-name="P5"><text:soft-page-break/>4.8 Jeu d’essai<text:tab/>19</text:p>
          <text:p text:style-name="P5">4.9 Veille technologique<text:tab/>20</text:p>
          <text:p text:style-name="P5">4.10 Deploiement Docker sur NAS Synology<text:tab/>21</text:p>
          <text:p text:style-name="P6">5. Respect du RGPD<text:tab/>23</text:p>
          <text:p text:style-name="P6">6. Conclusion<text:tab/>24</text:p>
          <text:p text:style-name="P6">Annexes<text:tab/>25</text:p>
          <text:p text:style-name="P6">Checklist de conformite (CDC RNCP 6)<text:tab/>26</text:p>
        </text:index-body>
      </text:table-of-content>
      <text:h text:style-name="Heading_20_2" text:outline-level="2"/>
      <text:h text:style-name="Heading_20_2" text:outline-level="2"/>
      <text:h text:style-name="P7" text:outline-level="2"><text:bookmark-start text:name="remerciements"/>Remerciements<text:bookmark-end text:name="remerciements"/></text:h>
      <text:p text:style-name="First_20_paragraph">Je tiens a remercier l’ensemble des personnes qui m’ont accompagne dans la realisation de ce projet.<text:line-break/>Je remercie particulierement mon tuteur en entreprise, [Nom], pour son encadrement, sa disponibilite et ses conseils techniques.<text:line-break/>Je remercie egalement les membres de l’equipe [Nom du service] pour leur accueil et leurs retours constructifs.<text:line-break/>Enfin, je remercie mes enseignants pour leur accompagnement methodologique.</text:p>
      <text:h text:style-name="Heading_20_2" text:outline-level="2"/>
      <text:h text:style-name="P7" text:outline-level="2"><text:bookmark-start text:name="resume"/>Resume<text:bookmark-end text:name="resume"/></text:h>
      <text:p text:style-name="First_20_paragraph">Ce memoire presente le developpement d’une application de simulation tactique inspiree de Warhammer 40K. Le projet combine un moteur de jeu par phases, une API Flask, une interface React/TypeScript et un pipeline d’entrainement par apprentissage par renforcement.</text:p>
      <text:p text:style-name="Text_20_body">Le coeur IA s’appuie sur Stable-Baselines3 et sb3-contrib (MaskablePPO) pour gerer des actions contraintes. L’architecture est organisee en modules (<text:span text:style-name="Source_5f_Text">engine/</text:span>, <text:span text:style-name="Source_5f_Text">ai/</text:span>, <text:span text:style-name="Source_5f_Text">services/</text:span>, <text:span text:style-name="Source_5f_Text">frontend/</text:span>, <text:span text:style-name="Source_5f_Text">config/</text:span>) afin de separer clairement les responsabilites. La documentation technique (voir <text:span text:style-name="T2">Documentation/README.md</text:span>) et les guides de conformite (analyzer, check_ai_rules, tuning metriques) accompagnent le developpement et la validation des regles metier.</text:p>
      <text:h text:style-name="Heading_20_2" text:outline-level="2"/>
      <text:h text:style-name="P7" text:outline-level="2"><text:bookmark-start text:name="introduction"/>Introduction<text:bookmark-end text:name="introduction"/></text:h>
      <text:p text:style-name="First_20_paragraph">Ce mémoire présente la conception et le développement d’une application de simulation tactique inspirée de Warhammer 40K, réalisée dans le cadre du titre CDA. L’objectif est de produire un système capable de simuler un tour de jeu structuré (mouvement, tir, charge, combat, déploiement) tout en entraînant des agents IA capables de prendre des décisions valides et performantes. Le projet associe un moteur de jeu Python (gymnasium), une API Flask, une interface React/TypeScript (PIXI pour le plateau) et un pipeline d’apprentissage par renforcement (Stable-Baselines3, MaskablePPO). La rédaction s’appuie sur le modèle type du dossier projet (<text:span text:style-name="T2">_redac dossier projet V2.pdf</text:span>) et sur les exigences des documents présents dans <text:span text:style-name="T2">Documentation/Memoire/</text:span> (méthodologie, REAC).</text:p>
      <text:p text:style-name="Text_20_body">Objectifs du projet :</text:p>
      <text:list xml:id="list6842560652217609981" text:style-name="L1">
        <text:list-item>
          <text:p text:style-name="P12">concevoir un moteur de jeu robuste et conforme aux regles metier ;</text:p>
        </text:list-item>
        <text:list-item>
          <text:p text:style-name="P12">exposer ce moteur via une API backend exploitable par une interface web ;</text:p>
        </text:list-item>
        <text:list-item>
          <text:p text:style-name="P12">proposer une interface de jeu et de replay ;</text:p>
        </text:list-item>
        <text:list-item>
          <text:p text:style-name="P12">entrainer et evaluer des agents RL sur des scenarios parametrables ;</text:p>
        </text:list-item>
        <text:list-item>
          <text:p text:style-name="P12">documenter l’ensemble selon les attendus RE/REAC CDA.</text:p>
        </text:list-item>
      </text:list>
      <text:p text:style-name="First_20_paragraph"><text:span text:style-name="T1">Exigences et recommandations de rédaction</text:span> : Ce memoire suit la structure type du dossier projet CDA (referentiel, besoins, gestion de projet, realisations techniques, securite, jeux d’essai, deploiement, veille, conclusion, annexes). Les documents de reference se trouvent dans <text:span text:style-name="Source_5f_Text">Documentation/Memoire/</text:span> (methodologie, REAC, exemple <text:span text:style-name="T2">_redac dossier projet V2.pdf</text:span>).</text:p>
      <text:h text:style-name="Heading_20_2" text:outline-level="2"/>
      <text:h text:style-name="P7" text:outline-level="2"><text:bookmark-start text:name="presentation-du-projet"/>1. Presentation du projet<text:bookmark-end text:name="presentation-du-projet"/></text:h>
      <text:h text:style-name="Heading_20_3" text:outline-level="3"><text:bookmark-start text:name="liste-des-competences-mises-en-oeuvre"/>1.1 Liste des competences mises en oeuvre<text:bookmark-end text:name="liste-des-competences-mises-en-oeuvre"/></text:h>
      <text:list xml:id="list3094245849418831604" text:style-name="L2">
        <text:list-item>
          <text:p text:style-name="P13">API REST securisee avec Flask (<text:span text:style-name="Source_5f_Text">services/api_server.py</text:span>) ;</text:p>
        </text:list-item>
        <text:list-item>
          <text:p text:style-name="P13">moteur de simulation Python (<text:span text:style-name="Source_5f_Text">engine/w40k_core.py</text:span>, <text:span text:style-name="Source_5f_Text">engine/phase_handlers/</text:span>, phase deployment implémentée) ;</text:p>
        </text:list-item>
        <text:list-item>
          <text:p text:style-name="P13">frontend React + TypeScript + Vite + PIXI (<text:span text:style-name="Source_5f_Text">frontend/src/</text:span>) ;</text:p>
        </text:list-item>
        <text:list-item>
          <text:p text:style-name="P13">pipeline RL MaskablePPO (<text:span text:style-name="Source_5f_Text">ai/train.py</text:span>) ;</text:p>
        </text:list-item>
        <text:list-item>
          <text:p text:style-name="P13">suivi d’entrainement via callbacks et metriques (<text:span text:style-name="Source_5f_Text">ai/training_callbacks.py</text:span>, <text:span text:style-name="Source_5f_Text">ai/metrics_tracker.py</text:span>) ;</text:p>
        </text:list-item>
        <text:list-item>
          <text:p text:style-name="P13">configurations d’entrainement/recompenses/scenarios par agent (<text:span text:style-name="Source_5f_Text">config/agents/&lt;agent&gt;/</text:span>) ;</text:p>
        </text:list-item>
        <text:list-item>
          <text:p text:style-name="P13">validation stricte des donnees (<text:span text:style-name="Source_5f_Text">shared/data_validation.py</text:span> : <text:span text:style-name="Source_5f_Text">require_key</text:span>, <text:span text:style-name="Source_5f_Text">require_present</text:span>) ;</text:p>
        </text:list-item>
        <text:list-item>
          <text:p text:style-name="P13">documentation technique et guides de conformite (voir section 3.8 et 4.4).</text:p>
        </text:list-item>
      </text:list>
      <text:h text:style-name="Heading_20_3" text:outline-level="3"><text:bookmark-start text:name="cahier-des-charges-expression-des-besoins"/>1.2 Cahier des charges / expression des besoins<text:bookmark-end text:name="cahier-des-charges-expression-des-besoins"/></text:h>
      <text:p text:style-name="P8">a. Contexte et besoins initiaux</text:p>
      <text:p text:style-name="Text_20_body">Le projet s’inscrit dans la conception d’un simulateur tactique inspiré de Warhammer 40K, avec un moteur de jeu par phases et des agents IA entraînés par renforcement. Les besoins initiaux étaient : disposer d’un moteur fiable et conforme à des règles métier explicites (tour, phases, activation séquentielle), d’une API pour piloter des parties depuis une interface web, et d’un pipeline d’entraînement reproductible pour faire évoluer les agents.</text:p>
      <text:p text:style-name="P9">b. Besoins fonctionnels</text:p>
      <text:list xml:id="list4384224291955212411" text:style-name="L3">
        <text:list-item>
          <text:p text:style-name="P14"><text:span text:style-name="T1">Simulation</text:span> : Affrontements tactiques selon des règles de phases (déploiement, mouvement, tir, charge, combat), avec une seule source de vérité pour l’état de jeu, des pools d’activation et un suivi des unités (déplacées, ayant tiré, chargé, combattu, fui).</text:p>
        </text:list-item>
        <text:list-item>
          <text:p text:style-name="P14"><text:span text:style-name="T1">Modes de jeu</text:span> : PvP (deux joueurs humains), PvE (joueur contre IA), Test et Debug (réservés au profil admin), avec contrôle d’accès par profil (<text:span text:style-name="T2">USER_ACCESS_CONTROL.md</text:span>).</text:p>
        </text:list-item>
        <text:list-item>
          <text:p text:style-name="P14"><text:span text:style-name="T1">Entraînement IA</text:span> : Scénarios et configurations par agent (training, récompenses), entraînement reproductible (MaskablePPO), évaluation par bots (Random, Greedy, Defensive).</text:p>
        </text:list-item>
        <text:list-item>
          <text:p text:style-name="P14"><text:span text:style-name="T1">Suivi et traçabilité</text:span> : Métriques (TensorBoard, bot_eval), replays (step.log, viewer), scripts de conformité (check_ai_rules, analyzer) pour valider le respect des règles.</text:p>
        </text:list-item>
      </text:list>
      <text:p text:style-name="P8">c. Besoins non fonctionnels</text:p>
      <text:list xml:id="list4954120716589371007" text:style-name="L4">
        <text:list-item>
          <text:p text:style-name="P15"><text:span text:style-name="T1">Fiabilité</text:span> : Transitions de phases déterministes, pas d’action invalide (action masking), validation stricte des données (require_key / require_present).</text:p>
        </text:list-item>
        <text:list-item>
          <text:p text:style-name="P15"><text:span text:style-name="T1">Maintenabilité</text:span> : Architecture modulaire (engine, ai, services, frontend, config), <text:soft-page-break/>documentation indexée (<text:span text:style-name="T2">Documentation/README.md</text:span>), règles de codage (AI_TURN.md, coding_practices.mdc).</text:p>
        </text:list-item>
        <text:list-item>
          <text:p text:style-name="P15"><text:span text:style-name="T1">Sécurité</text:span> : Hachage des mots de passe, token de session, contrôle des permissions, protection path traversal, pas de fallback masquant des erreurs.</text:p>
        </text:list-item>
        <text:list-item>
          <text:p text:style-name="P15"><text:span text:style-name="T1">Déploiement</text:span> : Application conteneurisable (Docker Compose) et déployable sur NAS Synology (HTTPS, reverse proxy, volumes persistants).</text:p>
        </text:list-item>
      </text:list>
      <text:h text:style-name="Heading_20_3" text:outline-level="3"><text:bookmark-start text:name="presentation-de-lentreprise-ou-du-service"/>1.3 Presentation de l’entreprise ou du service<text:bookmark-end text:name="presentation-de-lentreprise-ou-du-service"/></text:h>
      <text:p text:style-name="First_20_paragraph">[A completer]</text:p>
      <text:h text:style-name="Heading_20_2" text:outline-level="2"/>
      <text:h text:style-name="P7" text:outline-level="2"><text:bookmark-start text:name="gestion-de-projet"/>2. Gestion de projet<text:bookmark-end text:name="gestion-de-projet"/></text:h>
      <text:h text:style-name="Heading_20_3" text:outline-level="3"><text:bookmark-start text:name="planning-et-suivi"/>2.1 Planning et suivi<text:bookmark-end text:name="planning-et-suivi"/></text:h>
      <text:p text:style-name="First_20_paragraph">Demarche iterative :</text:p>
      <text:list xml:id="list3212612460305275971" text:style-name="L5">
        <text:list-item>
          <text:p text:style-name="P16">moteur et handlers de phases ;</text:p>
        </text:list-item>
        <text:list-item>
          <text:p text:style-name="P16">API backend ;</text:p>
        </text:list-item>
        <text:list-item>
          <text:p text:style-name="P16">integration frontend ;</text:p>
        </text:list-item>
        <text:list-item>
          <text:p text:style-name="P16">entrainement IA (PPO, bots, metriques) ;</text:p>
        </text:list-item>
        <text:list-item>
          <text:p text:style-name="P16">phase deploiement et qualite (conformite regles, analyzer, check_ai_rules).</text:p>
        </text:list-item>
      </text:list>
      <text:p text:style-name="First_20_paragraph"><text:span text:style-name="T1">État d’avancement (référence : </text:span><text:span text:style-name="T3">Documentation/Roadmap.md</text:span><text:span text:style-name="T1">)</text:span> : Palier 0 (base moteur) ~70–75 % ; Palier 1 (IA apprenante) ~60–65 %. Déploiement actif implémenté (phase deployment, deploy_unit). Moteur stable, règles et phases cohérentes, step.log et analyzer en place.</text:p>
      <text:h text:style-name="Heading_20_3" text:outline-level="3"><text:bookmark-start text:name="environnement-humain-et-technique"/>2.2 Environnement humain et technique<text:bookmark-end text:name="environnement-humain-et-technique"/></text:h>
      <text:p text:style-name="First_20_paragraph">[A completer : environnement humain — équipe, encadrement, contexte.]</text:p>
      <text:p text:style-name="Text_20_body">L’environnement technique du projet est le suivant :</text:p>
      <text:list xml:id="list6411862489803173663" text:style-name="L6">
        <text:list-item>
          <text:p text:style-name="P17"><text:span text:style-name="T1">Backend</text:span> : Python 3, Flask pour l’API REST, SQLite pour l’authentification (<text:span text:style-name="Source_5f_Text">config/users.db</text:span>). Le moteur de jeu est en Python pur (pas de dépendance serveur spécifique). Validation stricte des données via <text:span text:style-name="Source_5f_Text">shared/data_validation.py</text:span> (<text:span text:style-name="Source_5f_Text">require_key</text:span>, <text:span text:style-name="Source_5f_Text">require_present</text:span>).</text:p>
        </text:list-item>
        <text:list-item>
          <text:p text:style-name="P17"><text:span text:style-name="T1">Moteur</text:span> : <text:span text:style-name="Source_5f_Text">engine/w40k_core.py</text:span> (classe <text:span text:style-name="Source_5f_Text">W40KEngine</text:span>, hérite de <text:span text:style-name="Source_5f_Text">gymnasium.Env</text:span>), <text:span text:style-name="Source_5f_Text">engine/phase_handlers/</text:span> (movement, shooting, charge, fight, deployment, command), <text:span text:style-name="Source_5f_Text">engine/observation_builder.py</text:span>, <text:span text:style-name="Source_5f_Text">engine/action_decoder.py</text:span>, <text:span text:style-name="Source_5f_Text">engine/reward_calculator.py</text:span>, <text:span text:style-name="Source_5f_Text">engine/game_state.py</text:span>. Référence : <text:span text:style-name="T2">Documentation/AI_IMPLEMENTATION.md</text:span>.</text:p>
        </text:list-item>
        <text:list-item>
          <text:p text:style-name="P17"><text:span text:style-name="T1">IA</text:span> : Stable-Baselines3 (SB3), sb3-contrib (MaskablePPO), gymnasium. Entraînement : <text:span text:style-name="Source_5f_Text">ai/train.py</text:span> ; évaluation par bots : <text:span text:style-name="Source_5f_Text">ai/bot_evaluation.py</text:span> ; analyse des logs : <text:span text:style-name="Source_5f_Text">ai/analyzer.py</text:span>, <text:span text:style-name="Source_5f_Text">ai/hidden_action_finder.py</text:span>.</text:p>
        </text:list-item>
        <text:list-item>
          <text:p text:style-name="P17"><text:span text:style-name="T1">Frontend</text:span> : React 19, TypeScript 5.8, Vite 7, React Router, PIXI pour le rendu du plateau hex, Tailwind CSS.</text:p>
        </text:list-item>
        <text:list-item>
          <text:p text:style-name="P17"><text:span text:style-name="T1">Contrôle de version</text:span> : Git. Documentation centralisée sous <text:span text:style-name="Source_5f_Text">Documentation/</text:span> avec index dans <text:span text:style-name="T2">README.md</text:span>.</text:p>
        </text:list-item>
        <text:list-item>
          <text:p text:style-name="P17"><text:span text:style-name="T1">Déploiement</text:span> : Docker Compose (backend + frontend Nginx), déploiement sur NAS Synology (voir section 4.10 et <text:span text:style-name="T2">Documentation/Deployment_Synology.md</text:span>).</text:p>
        </text:list-item>
      </text:list>
      <text:h text:style-name="Heading_20_3" text:outline-level="3"><text:bookmark-start text:name="objectifs-de-qualite"/>2.3 Objectifs de qualite<text:bookmark-end text:name="objectifs-de-qualite"/></text:h>
      <text:list xml:id="list7143008480180633928" text:style-name="L7">
        <text:list-item>
          <text:p text:style-name="P18">fiabilite des transitions de phases ;</text:p>
        </text:list-item>
        <text:list-item>
          <text:p text:style-name="P18">validation stricte des donnees (pas de fallback anti-erreur ; <text:span text:style-name="T2">AI_TURN.md</text:span> / <text:span text:style-name="T2">AI_IMPLEMENTATION.md</text:span>) ;</text:p>
        </text:list-item>
        <text:list-item>
          <text:p text:style-name="P18"><text:soft-page-break/>tracabilite via logs (step.log), replays et scripts de conformite ;</text:p>
        </text:list-item>
        <text:list-item>
          <text:p text:style-name="P18">maintenabilite par architecture modulaire et documentation indexée (<text:span text:style-name="T2">Documentation/README.md</text:span>).</text:p>
        </text:list-item>
      </text:list>
      <text:h text:style-name="Heading_20_2" text:outline-level="2"/>
      <text:h text:style-name="P7" text:outline-level="2"><text:bookmark-start text:name="specifications-fonctionnelles-et-techniques"/>3. Specifications fonctionnelles et techniques<text:bookmark-end text:name="specifications-fonctionnelles-et-techniques"/></text:h>
      <text:h text:style-name="Heading_20_3" text:outline-level="3"><text:bookmark-start text:name="specifications-fonctionnelles"/>3.1 Specifications fonctionnelles<text:bookmark-end text:name="specifications-fonctionnelles"/></text:h>
      <text:p text:style-name="First_20_paragraph">Fonctionnalites principales :</text:p>
      <text:list xml:id="list2522788145426714872" text:style-name="L8">
        <text:list-item>
          <text:p text:style-name="P19"><text:span text:style-name="Source_5f_Text">POST /api/game/start</text:span></text:p>
        </text:list-item>
        <text:list-item>
          <text:p text:style-name="P19"><text:span text:style-name="Source_5f_Text">POST /api/game/action</text:span></text:p>
        </text:list-item>
        <text:list-item>
          <text:p text:style-name="P19"><text:span text:style-name="Source_5f_Text">POST /api/game/ai-turn</text:span></text:p>
        </text:list-item>
        <text:list-item>
          <text:p text:style-name="P19"><text:span text:style-name="Source_5f_Text">GET /api/game/state</text:span></text:p>
        </text:list-item>
        <text:list-item>
          <text:p text:style-name="P19"><text:span text:style-name="Source_5f_Text">POST /api/game/reset</text:span></text:p>
        </text:list-item>
        <text:list-item>
          <text:p text:style-name="P19">endpoints replay + endpoints auth (<text:span text:style-name="Source_5f_Text">POST /api/auth/register</text:span>, <text:span text:style-name="Source_5f_Text">POST /api/auth/login</text:span>, <text:span text:style-name="Source_5f_Text">GET /api/auth/me</text:span>).</text:p>
        </text:list-item>
      </text:list>
      <text:h text:style-name="Heading_20_3" text:outline-level="3"><text:bookmark-start text:name="contraintes-et-livrables-attendus"/>3.2 Contraintes et livrables attendus<text:bookmark-end text:name="contraintes-et-livrables-attendus"/></text:h>
      <text:p text:style-name="First_20_paragraph">Contraintes :</text:p>
      <text:list xml:id="list907469194359156030" text:style-name="L9">
        <text:list-item>
          <text:p text:style-name="P20">coherence stricte de l’etat de jeu (single source of truth, <text:span text:style-name="T2">units_cache</text:span>, <text:span text:style-name="T2">AI_IMPLEMENTATION.md</text:span>) ;</text:p>
        </text:list-item>
        <text:list-item>
          <text:p text:style-name="P20">prevention des actions invalides (action masking, pools d’activation) ;</text:p>
        </text:list-item>
        <text:list-item>
          <text:p text:style-name="P20">compatibilite JSON front/back ;</text:p>
        </text:list-item>
        <text:list-item>
          <text:p text:style-name="P20">entrainement parallele configurable.</text:p>
        </text:list-item>
      </text:list>
      <text:p text:style-name="First_20_paragraph">Livrables :</text:p>
      <text:list xml:id="list8317967732782882486" text:style-name="L10">
        <text:list-item>
          <text:p text:style-name="P21">code moteur/API/frontend/IA ;</text:p>
        </text:list-item>
        <text:list-item>
          <text:p text:style-name="P21">configurations agents (training, rewards, scenarios par agent) ;</text:p>
        </text:list-item>
        <text:list-item>
          <text:p text:style-name="P21">modeles entraines (<text:span text:style-name="Source_5f_Text">ai/models/&lt;agent_key&gt;/</text:span>) ;</text:p>
        </text:list-item>
        <text:list-item>
          <text:p text:style-name="P21">documentation technique et guides (<text:span text:style-name="T2">Documentation/</text:span>, <text:span text:style-name="T2">Documentation/Code_Compliance/</text:span>).</text:p>
        </text:list-item>
      </text:list>
      <text:h text:style-name="Heading_20_3" text:outline-level="3"><text:bookmark-start text:name="architecture-logicielle"/>3.3 Architecture logicielle<text:bookmark-end text:name="architecture-logicielle"/></text:h>
      <text:list xml:id="list6094566746457214970" text:style-name="L11">
        <text:list-item>
          <text:p text:style-name="P22"><text:span text:style-name="T1">Moteur (</text:span><text:span text:style-name="Source_5f_Text">engine/</text:span><text:span text:style-name="T1">)</text:span> : <text:span text:style-name="Source_5f_Text">W40KEngine</text:span>, phase handlers (movement, shooting, charge, fight, deployment), observation, rewards, action_decoder.</text:p>
        </text:list-item>
        <text:list-item>
          <text:p text:style-name="P22"><text:span text:style-name="T1">IA (</text:span><text:span text:style-name="Source_5f_Text">ai/</text:span><text:span text:style-name="T1">)</text:span> : entrainement (<text:span text:style-name="Source_5f_Text">train.py</text:span>), callbacks, evaluation bots, metriques, analyzer (<text:span text:style-name="Source_5f_Text">analyzer.py</text:span>), hidden_action_finder.</text:p>
        </text:list-item>
        <text:list-item>
          <text:p text:style-name="P22"><text:span text:style-name="T1">API (</text:span><text:span text:style-name="Source_5f_Text">services/</text:span><text:span text:style-name="T1">)</text:span> : auth/game/replay/health/debug.</text:p>
        </text:list-item>
        <text:list-item>
          <text:p text:style-name="P22"><text:span text:style-name="T1">Frontend (</text:span><text:span text:style-name="Source_5f_Text">frontend/</text:span><text:span text:style-name="T1">)</text:span> : routes, hook API, rendu plateau PIXI.</text:p>
        </text:list-item>
        <text:list-item>
          <text:p text:style-name="P22"><text:span text:style-name="T1">Config (</text:span><text:span text:style-name="Source_5f_Text">config/</text:span><text:span text:style-name="T1">)</text:span> : game_config, unit_rules, weapon_rules, agents (<text:span text:style-name="Source_5f_Text">config/agents/&lt;agent&gt;/</text:span> : training_config, rewards_config, scenarios).</text:p>
        </text:list-item>
      </text:list>
      <text:h text:style-name="Heading_20_3" text:outline-level="3"><text:bookmark-start text:name="maquettes-et-enchainement-des-maquettes"/>3.4 Maquettes et enchainement des maquettes<text:bookmark-end text:name="maquettes-et-enchainement-des-maquettes"/></text:h>
      <text:p text:style-name="First_20_paragraph">Parcours principal :</text:p>
      <text:list xml:id="list854220830551592722" text:style-name="L12">
        <text:list-item>
          <text:p text:style-name="P23"><text:span text:style-name="Source_5f_Text">/auth</text:span></text:p>
        </text:list-item>
        <text:list-item>
          <text:p text:style-name="P23"><text:soft-page-break/><text:span text:style-name="Source_5f_Text">/game?mode=pve</text:span></text:p>
        </text:list-item>
        <text:list-item>
          <text:p text:style-name="P23">plateau + statut + log</text:p>
        </text:list-item>
        <text:list-item>
          <text:p text:style-name="P23">replay.</text:p>
        </text:list-item>
      </text:list>
      <text:h text:style-name="Heading_20_3" text:outline-level="3"><text:bookmark-start text:name="modele-entite-association-et-modele-physique"/>3.5 Modele entite-association et modele physique<text:bookmark-end text:name="modele-entite-association-et-modele-physique"/></text:h>
      <text:p text:style-name="First_20_paragraph">Base auth (<text:span text:style-name="Source_5f_Text">config/users.db</text:span>) :</text:p>
      <text:list xml:id="list5914588790374741522" text:style-name="L13">
        <text:list-item>
          <text:p text:style-name="P24"><text:span text:style-name="Source_5f_Text">profiles</text:span>, <text:span text:style-name="Source_5f_Text">users</text:span>, <text:span text:style-name="Source_5f_Text">game_modes</text:span>, <text:span text:style-name="Source_5f_Text">options</text:span>, <text:span text:style-name="Source_5f_Text">profile_game_modes</text:span>, <text:span text:style-name="Source_5f_Text">profile_options</text:span>, <text:span text:style-name="Source_5f_Text">sessions</text:span>.<text:line-break/>Specification detaillee : <text:span text:style-name="T2">Documentation/USER_ACCESS_CONTROL.md</text:span>.</text:p>
        </text:list-item>
      </text:list>
      <text:h text:style-name="Heading_20_3" text:outline-level="3"><text:bookmark-start text:name="script-de-creation-ou-de-modification-bdd"/>3.6 Script de creation ou de modification BDD<text:bookmark-end text:name="script-de-creation-ou-de-modification-bdd"/></text:h>
      <text:p text:style-name="First_20_paragraph">Script SQL integre dans <text:span text:style-name="Source_5f_Text">services/api_server.py</text:span> (<text:span text:style-name="Source_5f_Text">initialize_auth_db</text:span> + <text:span text:style-name="Source_5f_Text">executescript</text:span>).</text:p>
      <text:h text:style-name="Heading_20_3" text:outline-level="3"><text:bookmark-start text:name="diagrammes-uml-plantuml"/>3.7 Diagrammes UML (PlantUML)<text:bookmark-end text:name="diagrammes-uml-plantuml"/></text:h>
      <text:h text:style-name="Heading_20_4" text:outline-level="4"><text:bookmark-start text:name="cas-dutilisation"/>3.7.1 Cas d’utilisation<text:bookmark-end text:name="cas-dutilisation"/></text:h>
      <text:p text:style-name="Preformatted_20_Text">@startuml</text:p>
      <text:p text:style-name="Preformatted_20_Text">left to right direction</text:p>
      <text:p text:style-name="Preformatted_20_Text">actor "Joueur" as Player</text:p>
      <text:p text:style-name="Preformatted_20_Text">actor "Admin" as Admin</text:p>
      <text:p text:style-name="Preformatted_20_Text">actor "Agent IA (P2)" as AI</text:p>
      <text:p text:style-name="Preformatted_20_Text"/>
      <text:p text:style-name="Preformatted_20_Text">rectangle "Application W40K" {</text:p>
      <text:p text:style-name="Preformatted_20_Text"><text:s text:c="2"/>usecase "S'authentifier" as UC_Login</text:p>
      <text:p text:style-name="Preformatted_20_Text"><text:s text:c="2"/>usecase "Demarrer une partie" as UC_Start</text:p>
      <text:p text:style-name="Preformatted_20_Text"><text:s text:c="2"/>usecase "Jouer une action" as UC_Action</text:p>
      <text:p text:style-name="Preformatted_20_Text"><text:s text:c="2"/>usecase "Consulter l'etat de partie" as UC_State</text:p>
      <text:p text:style-name="Preformatted_20_Text"><text:s text:c="2"/>usecase "Declencher tour IA" as UC_AITurn</text:p>
      <text:p text:style-name="Preformatted_20_Text"><text:s text:c="2"/>usecase "Consulter replay" as UC_Replay</text:p>
      <text:p text:style-name="Preformatted_20_Text"><text:s text:c="2"/>usecase "Utiliser mode Debug/Test" as UC_Debug</text:p>
      <text:p text:style-name="Preformatted_20_Text">}</text:p>
      <text:p text:style-name="Preformatted_20_Text"/>
      <text:p text:style-name="Preformatted_20_Text">Player --&gt; UC_Login</text:p>
      <text:p text:style-name="Preformatted_20_Text">Player --&gt; UC_Start</text:p>
      <text:p text:style-name="Preformatted_20_Text">Player --&gt; UC_Action</text:p>
      <text:p text:style-name="Preformatted_20_Text">Player --&gt; UC_State</text:p>
      <text:p text:style-name="Preformatted_20_Text">Player --&gt; UC_Replay</text:p>
      <text:p text:style-name="Preformatted_20_Text">AI --&gt; UC_AITurn</text:p>
      <text:p text:style-name="Preformatted_20_Text">Admin --&gt; UC_Login</text:p>
      <text:p text:style-name="Preformatted_20_Text">Admin --&gt; UC_Debug</text:p>
      <text:p text:style-name="Preformatted_20_Text">@enduml</text:p>
      <text:h text:style-name="Heading_20_4" text:outline-level="4"><text:bookmark-start text:name="sequence-principale"/>3.7.2 Sequence principale<text:bookmark-end text:name="sequence-principale"/></text:h>
      <text:p text:style-name="Preformatted_20_Text">@startuml</text:p>
      <text:p text:style-name="Preformatted_20_Text">autonumber</text:p>
      <text:p text:style-name="Preformatted_20_Text">actor Joueur</text:p>
      <text:p text:style-name="Preformatted_20_Text"><text:soft-page-break/>participant "Frontend" as FE</text:p>
      <text:p text:style-name="Preformatted_20_Text">participant "API Flask" as API</text:p>
      <text:p text:style-name="Preformatted_20_Text">participant "W40KEngine" as ENG</text:p>
      <text:p text:style-name="Preformatted_20_Text">participant "PvEController" as PVE</text:p>
      <text:p text:style-name="Preformatted_20_Text">participant "MaskablePPO" as MODEL</text:p>
      <text:p text:style-name="Preformatted_20_Text"/>
      <text:p text:style-name="Preformatted_20_Text">Joueur -&gt; FE : Connexion</text:p>
      <text:p text:style-name="Preformatted_20_Text">FE -&gt; API : POST /api/auth/login</text:p>
      <text:p text:style-name="Preformatted_20_Text">API --&gt; FE : token + permissions</text:p>
      <text:p text:style-name="Preformatted_20_Text"/>
      <text:p text:style-name="Preformatted_20_Text">Joueur -&gt; FE : Start game</text:p>
      <text:p text:style-name="Preformatted_20_Text">FE -&gt; API : POST /api/game/start</text:p>
      <text:p text:style-name="Preformatted_20_Text">API -&gt; ENG : reset()</text:p>
      <text:p text:style-name="Preformatted_20_Text">ENG --&gt; API : game_state</text:p>
      <text:p text:style-name="Preformatted_20_Text">API --&gt; FE : game_state</text:p>
      <text:p text:style-name="Preformatted_20_Text"/>
      <text:p text:style-name="Preformatted_20_Text">Joueur -&gt; FE : Action</text:p>
      <text:p text:style-name="Preformatted_20_Text">FE -&gt; API : POST /api/game/action</text:p>
      <text:p text:style-name="Preformatted_20_Text">API -&gt; ENG : step(action)</text:p>
      <text:p text:style-name="Preformatted_20_Text">ENG --&gt; API : nouvel etat</text:p>
      <text:p text:style-name="Preformatted_20_Text">API --&gt; FE : nouvel etat</text:p>
      <text:p text:style-name="Preformatted_20_Text"/>
      <text:p text:style-name="Preformatted_20_Text">FE -&gt; API : POST /api/game/ai-turn</text:p>
      <text:p text:style-name="Preformatted_20_Text">API -&gt; PVE : get_ai_action(state)</text:p>
      <text:p text:style-name="Preformatted_20_Text">PVE -&gt; MODEL : predict(obs, mask)</text:p>
      <text:p text:style-name="Preformatted_20_Text">MODEL --&gt; PVE : action IA</text:p>
      <text:p text:style-name="Preformatted_20_Text">PVE --&gt; API : action IA</text:p>
      <text:p text:style-name="Preformatted_20_Text">API -&gt; ENG : step(action_ia)</text:p>
      <text:p text:style-name="Preformatted_20_Text">ENG --&gt; API : etat mis a jour</text:p>
      <text:p text:style-name="Preformatted_20_Text">API --&gt; FE : etat mis a jour</text:p>
      <text:p text:style-name="Preformatted_20_Text">@enduml</text:p>
      <text:h text:style-name="Heading_20_3" text:outline-level="3"><text:bookmark-start text:name="documentation-et-guides-du-projet"/>3.8 Documentation et guides du projet<text:bookmark-end text:name="documentation-et-guides-du-projet"/></text:h>
      <text:p text:style-name="First_20_paragraph">La documentation est centralisee sous <text:span text:style-name="Source_5f_Text">Documentation/</text:span> avec un index dans <text:span text:style-name="T2">README.md</text:span>. Principaux documents :</text:p>
      <text:list xml:id="list1794037235190508189" text:style-name="L14">
        <text:list-item>
          <text:p text:style-name="P25"><text:span text:style-name="T1">Moteur et regles</text:span> : <text:span text:style-name="T2">AI_TURN.md</text:span> (regles de tour, phases, contrat de codage), <text:span text:style-name="T2">AI_IMPLEMENTATION.md</text:span> (architecture, caches, deployment).</text:p>
        </text:list-item>
        <text:list-item>
          <text:p text:style-name="P25"><text:span text:style-name="T1">Entrainement et metriques</text:span> : <text:span text:style-name="T2">AI_TRAINING.md</text:span> (pipeline, configs, bots, replay), <text:span text:style-name="T2">AI_METRICS.md</text:span> (metriques 0_critical, tuning, diagnostics).</text:p>
        </text:list-item>
        <text:list-item>
          <text:p text:style-name="P25"><text:span text:style-name="T1">Configuration</text:span> : <text:span text:style-name="T2">CONFIG_FILES.md</text:span> (weapon_rules, game_config, training/rewards par agent).</text:p>
        </text:list-item>
        <text:list-item>
          <text:p text:style-name="P25"><text:span text:style-name="T1">Conformite code</text:span> (<text:span text:style-name="T2">Documentation/Code_Compliance/</text:span>) : <text:span text:style-name="T2">GAME_Analyzer.md</text:span> (analyse de <text:span text:style-name="Source_5f_Text">step.log</text:span> via <text:span text:style-name="Source_5f_Text">ai/analyzer.py</text:span>), <text:span text:style-name="T2">AI_RULES_checker.md</text:span> (<text:span text:style-name="Source_5f_Text">scripts/check_ai_rules.py</text:span>), <text:span text:style-name="T2">Hidden_action_finder.md</text:span> (<text:span text:style-name="Source_5f_Text">ai/hidden_action_finder.py</text:span>), <text:span text:style-name="T2">Fix_violations_guideline.md</text:span>.</text:p>
        </text:list-item>
        <text:list-item>
          <text:p text:style-name="P25"><text:span text:style-name="T1">Deploiement et acces</text:span> : <text:span text:style-name="T2">Deployment_Synology.md</text:span> (Docker, reseau, HTTPS), <text:span text:style-name="T2">USER_ACCESS_CONTROL.md</text:span> (auth, profils).<text:line-break/>Etat et historique des mises a jour : <text:span text:style-name="T2">DOCUMENTATION_STATUS.md</text:span>.</text:p>
        </text:list-item>
      </text:list>
      <text:h text:style-name="P7" text:outline-level="2"><text:bookmark-start text:name="realisations-techniques"/>4. Realisations techniques<text:bookmark-end text:name="realisations-techniques"/></text:h>
      <text:h text:style-name="Heading_20_3" text:outline-level="3"><text:bookmark-start text:name="specifications-techniques-stack"/>4.1 Specifications techniques (stack)<text:bookmark-end text:name="specifications-techniques-stack"/></text:h>
      <text:list xml:id="list3575428049025234770" text:style-name="L15">
        <text:list-item>
          <text:p text:style-name="P26"><text:span text:style-name="T1">Backend</text:span> : Python 3, Flask, SQLite (auth). Moteur : Python pur, gymnasium.</text:p>
        </text:list-item>
        <text:list-item>
          <text:p text:style-name="P26"><text:span text:style-name="T1">IA</text:span> : Stable-Baselines3, sb3-contrib (MaskablePPO), gymnasium.</text:p>
        </text:list-item>
        <text:list-item>
          <text:p text:style-name="P26"><text:span text:style-name="T1">Frontend</text:span> : React 19, TypeScript 5.8, Vite 7, React Router, PIXI (plateau hex), Tailwind CSS.</text:p>
        </text:list-item>
      </text:list>
      <text:p text:style-name="Horizontal_20_Line"/>
      <text:h text:style-name="Heading_20_3" text:outline-level="3"><text:bookmark-start text:name="realisations-moteur-et-back-end"/>4.2 Realisations moteur et back-end<text:bookmark-end text:name="realisations-moteur-et-back-end"/></text:h>
      <text:p text:style-name="First_20_paragraph">Le moteur de jeu et l’API constituent le cœur métier de l’application. Le moteur assure la simulation d’un tour de jeu structuré en phases (déploiement, mouvement, tir, charge, combat), avec une seule source de vérité pour l’état de jeu (<text:span text:style-name="Source_5f_Text">game_state</text:span>) et des modules dédiés pour l’observation, les récompenses et le décodage des actions. L’API Flask expose cet état et les actions (démarrage, action joueur, tour IA, reset, replay, auth).</text:p>
      <text:h text:style-name="Heading_20_4" text:outline-level="4"><text:bookmark-start text:name="structure-du-code-moteur-et-api"/>4.2.1 Structure du code moteur et API<text:bookmark-end text:name="structure-du-code-moteur-et-api"/></text:h>
      <text:p text:style-name="First_20_paragraph">Le code est organisé en modules distincts :</text:p>
      <text:list xml:id="list4495615445291538652" text:style-name="L16">
        <text:list-item>
          <text:p text:style-name="P10"><text:span text:style-name="Source_5f_Text">engine/w40k_core.py</text:span> : Classe <text:span text:style-name="Source_5f_Text">W40KEngine</text:span> (hérite de <text:span text:style-name="Source_5f_Text">gymnasium.Env</text:span>). Responsabilités : initialisation à partir d’un scénario et des configs, <text:span text:style-name="Source_5f_Text">reset()</text:span>, <text:span text:style-name="Source_5f_Text">step(action)</text:span>, orchestration des phases (avancement de phase lorsque les pools d’activation sont vides), délégation aux phase handlers, construction de l’observation et calcul des récompenses via des modules dédiés. Le <text:span text:style-name="Source_5f_Text">game_state</text:span> est un dictionnaire unique ; aucun module ne le copie ni ne le cache de façon persistante (single source of truth, <text:span text:style-name="T2">AI_IMPLEMENTATION.md</text:span>).</text:p>
        </text:list-item>
        <text:list-item>
          <text:p text:style-name="P10"><text:span text:style-name="Source_5f_Text">engine/phase_handlers/</text:span> : Un fichier par phase (movement, shooting, charge, fight, deployment, command). Chaque phase construit un pool d’activation au début de la phase (<text:span text:style-name="Source_5f_Text">*_phase_start</text:span>), traite les actions une par une (activation séquentielle), et met à jour les caches (ex. <text:span text:style-name="Source_5f_Text">units_cache</text:span> pour position et HP). Les handlers utilisent <text:span text:style-name="Source_5f_Text">require_key</text:span> / <text:span text:style-name="Source_5f_Text">require_present</text:span> pour toute donnée requise ; pas de fallback anti-erreur (<text:span text:style-name="T2">coding_practices.mdc</text:span>).</text:p>
        </text:list-item>
        <text:list-item>
          <text:p text:style-name="P10"><text:span text:style-name="Source_5f_Text">engine/observation_builder.py</text:span> : Construit le vecteur d’observation pour l’agent RL (positions, HP, objectifs, masque d’actions, etc.) à partir du <text:span text:style-name="Source_5f_Text">game_state</text:span>.</text:p>
        </text:list-item>
        <text:list-item>
          <text:p text:style-name="P10"><text:span text:style-name="Source_5f_Text">engine/action_decoder.py</text:span> : Traduit l’action entière de l’agent (index discret) en paramètres métier (type d’action, unité, cible, destination, etc.) et applique le masque d’actions valides (MaskablePPO).</text:p>
        </text:list-item>
        <text:list-item>
          <text:p text:style-name="P10"><text:span text:style-name="Source_5f_Text">engine/reward_calculator.py</text:span> : Calcule la récompense immédiate à partir du <text:soft-page-break/><text:span text:style-name="Source_5f_Text">game_state</text:span> et des configs de récompenses (fichiers par agent dans <text:span text:style-name="Source_5f_Text">config/agents/&lt;agent&gt;/</text:span>).</text:p>
        </text:list-item>
        <text:list-item>
          <text:p text:style-name="P10"><text:span text:style-name="Source_5f_Text">services/api_server.py</text:span> : Application Flask. Routes jeu : <text:span text:style-name="Source_5f_Text">POST /api/game/start</text:span>, <text:span text:style-name="Source_5f_Text">POST /api/game/action</text:span>, <text:span text:style-name="Source_5f_Text">POST /api/game/ai-turn</text:span>, <text:span text:style-name="Source_5f_Text">GET /api/game/state</text:span>, <text:span text:style-name="Source_5f_Text">POST /api/game/reset</text:span>. Routes auth : <text:span text:style-name="Source_5f_Text">POST /api/auth/register</text:span>, <text:span text:style-name="Source_5f_Text">POST /api/auth/login</text:span>, <text:span text:style-name="Source_5f_Text">GET /api/auth/me</text:span>. Routes replay et health. Le serveur instancie ou réutilise un <text:span text:style-name="Source_5f_Text">W40KEngine</text:span>, appelle <text:span text:style-name="Source_5f_Text">reset()</text:span> ou <text:span text:style-name="Source_5f_Text">step(action)</text:span> et renvoie l’état sérialisé (JSON). Les unités sont synchronisées avec <text:span text:style-name="Source_5f_Text">units_cache</text:span> pour les HP avant envoi au frontend (<text:span text:style-name="Source_5f_Text">_sync_units_hp_from_cache</text:span>).</text:p>
        </text:list-item>
      </text:list>
      <text:h text:style-name="Heading_20_4" text:outline-level="4"><text:bookmark-start text:name="exemple-point-dentrée-step-et-délégation"/>4.2.2 Exemple : point d’entrée step() et délégation<text:bookmark-end text:name="exemple-point-dentrée-step-et-délégation"/></text:h>
      <text:p text:style-name="First_20_paragraph">La méthode <text:span text:style-name="Source_5f_Text">step(action)</text:span> du moteur (dans <text:span text:style-name="Source_5f_Text">w40k_core.py</text:span>) : décode l’action via <text:span text:style-name="Source_5f_Text">ActionDecoder</text:span>, détermine la phase courante, appelle le handler de phase approprié (ex. <text:span text:style-name="Source_5f_Text">movement_handlers.handle_movement_phase_step</text:span>), qui consomme une activation (une unité fait une action), met à jour le <text:span text:style-name="Source_5f_Text">game_state</text:span> et les caches (ex. <text:span text:style-name="Source_5f_Text">update_units_cache_position</text:span>, <text:span text:style-name="Source_5f_Text">update_units_cache_hp</text:span>). La fin de phase est décidée par l’éligibilité : lorsqu’il n’y a plus d’unités éligibles dans les pools, on passe à la phase suivante. Aucun pas de simulation n’est effectué en dehors de ces handlers ; la cohérence est garantie par les règles documentées dans <text:span text:style-name="T2">AI_TURN.md</text:span> et vérifiées par <text:span text:style-name="Source_5f_Text">scripts/check_ai_rules.py</text:span>.</text:p>
      <text:h text:style-name="Heading_20_4" text:outline-level="4"><text:bookmark-start text:name="base-de-données-et-authentification"/>4.2.3 Base de données et authentification<text:bookmark-end text:name="base-de-données-et-authentification"/></text:h>
      <text:p text:style-name="First_20_paragraph">La base SQLite <text:span text:style-name="Source_5f_Text">config/users.db</text:span> stocke les comptes utilisateurs, les profils et les droits (tables : <text:span text:style-name="Source_5f_Text">profiles</text:span>, <text:span text:style-name="Source_5f_Text">users</text:span>, <text:span text:style-name="Source_5f_Text">game_modes</text:span>, <text:span text:style-name="Source_5f_Text">options</text:span>, <text:span text:style-name="Source_5f_Text">profile_game_modes</text:span>, <text:span text:style-name="Source_5f_Text">profile_options</text:span>, <text:span text:style-name="Source_5f_Text">sessions</text:span>). Le script SQL de création est exécuté au démarrage de l’API (<text:span text:style-name="Source_5f_Text">initialize_auth_db</text:span>). Les mots de passe sont hachés (PBKDF2-HMAC-SHA256, 200 000 itérations). Spécification détaillée : <text:span text:style-name="T2">Documentation/USER_ACCESS_CONTROL.md</text:span>.</text:p>
      <text:p text:style-name="Horizontal_20_Line"/>
      <text:h text:style-name="Heading_20_3" text:outline-level="3"><text:bookmark-start text:name="realisations-front-end"/>4.3 Realisations front-end<text:bookmark-end text:name="realisations-front-end"/></text:h>
      <text:p text:style-name="First_20_paragraph">L’interface utilisateur est une SPA React (TypeScript) qui permet de s’authentifier, de lancer une partie (PvP, PvE, Test, Debug selon les permissions), d’afficher le plateau de jeu et le log des actions, et de consulter des replays.</text:p>
      <text:h text:style-name="Heading_20_4" text:outline-level="4"><text:bookmark-start text:name="organisation-du-code"/>4.3.1 Organisation du code<text:bookmark-end text:name="organisation-du-code"/></text:h>
      <text:p text:style-name="First_20_paragraph">Le frontend est structuré en composants (pages et composants réutilisables), hooks (ex. appel API vers <text:span text:style-name="Source_5f_Text">/api/game/*</text:span>), et contexte ou store pour l’état global (utilisateur connecté, permissions, état de partie). Le routage (React Router) distingue les écrans : authentification, jeu (avec paramètre de mode), replay. Les appels API sont centralisés (base URL relative <text:span text:style-name="Source_5f_Text">/api</text:span> pour éviter les problèmes CORS en production avec proxy Nginx).</text:p>
      <text:h text:style-name="Heading_20_4" text:outline-level="4"><text:bookmark-start text:name="rendu-du-plateau-et-log"/><text:soft-page-break/>4.3.2 Rendu du plateau et log<text:bookmark-end text:name="rendu-du-plateau-et-log"/></text:h>
      <text:p text:style-name="First_20_paragraph">Le plateau hex est rendu avec PIXI : les unités, les objectifs et les hexagones sont positionnés selon les coordonnées du <text:span text:style-name="Source_5f_Text">game_state</text:span>. Le composant de log (ex. <text:span text:style-name="Source_5f_Text">GameLog</text:span>) affiche la liste des événements ou actions renvoyées par l’API (ou dérivées de l’état). L’état de partie est rafraîchi après chaque action (start, action, ai-turn, reset) pour garder une vue cohérente avec le backend.</text:p>
      <text:h text:style-name="Heading_20_4" text:outline-level="4"><text:bookmark-start text:name="parcours-utilisateur-type"/>4.3.3 Parcours utilisateur type<text:bookmark-end text:name="parcours-utilisateur-type"/></text:h>
      <text:p text:style-name="First_20_paragraph">Connexion (<text:span text:style-name="Source_5f_Text">/auth</text:span>) → choix du mode (si autorisé) → démarrage de partie (<text:span text:style-name="Source_5f_Text">POST /api/game/start</text:span>) → affichage du plateau et du statut → le joueur envoie des actions (<text:span text:style-name="Source_5f_Text">POST /api/game/action</text:span>) ou déclenche le tour IA (<text:span text:style-name="Source_5f_Text">POST /api/game/ai-turn</text:span>) → consultation du replay si disponible. Les modes Debug et Test sont réservés au profil admin (<text:span text:style-name="T2">USER_ACCESS_CONTROL.md</text:span>).</text:p>
      <text:p text:style-name="Horizontal_20_Line"/>
      <text:h text:style-name="Heading_20_3" text:outline-level="3"><text:bookmark-start text:name="realisations-ia-entrainement-et-conformite"/>4.4 Realisations IA (entrainement et conformite)<text:bookmark-end text:name="realisations-ia-entrainement-et-conformite"/></text:h>
      <text:p text:style-name="First_20_paragraph">L’entraînement des agents repose sur un environnement gymnasium (le moteur <text:span text:style-name="Source_5f_Text">W40KEngine</text:span>), MaskablePPO (sb3-contrib) pour gérer les actions contraintes (masque binaire des actions valides), et des configurations par agent (training, récompenses, scénarios).</text:p>
      <text:h text:style-name="Heading_20_4" text:outline-level="4"><text:bookmark-start text:name="pipeline-dentrainement"/>4.4.1 Pipeline d’entrainement<text:bookmark-end text:name="pipeline-dentrainement"/></text:h>
      <text:p text:style-name="First_20_paragraph">Le point d’entrée est <text:span text:style-name="Source_5f_Text">ai/train.py</text:span> (CLI : <text:span text:style-name="Source_5f_Text">--agent</text:span>, <text:span text:style-name="Source_5f_Text">--training-config</text:span>, <text:span text:style-name="Source_5f_Text">--rewards-config</text:span>, <text:span text:style-name="Source_5f_Text">--scenario</text:span>). Le script charge les configs depuis <text:span text:style-name="Source_5f_Text">config/agents/&lt;agent&gt;/</text:span>, crée l’environnement (wrappers si besoin), instancie ou charge le modèle MaskablePPO, et lance la boucle d’entraînement. Les modèles sont enregistrés dans <text:span text:style-name="Source_5f_Text">ai/models/&lt;agent_key&gt;/model_&lt;agent_key&gt;.zip</text:span>. Référence : <text:span text:style-name="T2">Documentation/AI_TRAINING.md</text:span>.</text:p>
      <text:h text:style-name="Heading_20_4" text:outline-level="4"><text:bookmark-start text:name="observation-récompenses-et-bots"/>4.4.2 Observation, récompenses et bots<text:bookmark-end text:name="observation-récompenses-et-bots"/></text:h>
      <text:p text:style-name="First_20_paragraph">L’observation est construite par <text:span text:style-name="Source_5f_Text">ObservationBuilder</text:span> (vecteur fixe selon la config ; asymétrie joueur/adversaire documentée dans <text:span text:style-name="T2">AI_OBSERVATION.md</text:span>). Les récompenses sont calculées par <text:span text:style-name="Source_5f_Text">RewardCalculator</text:span> à partir de <text:span text:style-name="Source_5f_Text">rewards_config.json</text:span> (victoire/défaite, objectifs, dégâts, etc.). L’évaluation en cours d’entraînement est assurée par des bots (RandomBot, GreedyBot, DefensiveBot) ; les win rates sont suivis (TensorBoard, métrique <text:span text:style-name="Source_5f_Text">bot_eval_combined</text:span>). Référence : <text:span text:style-name="T2">Documentation/AI_METRICS.md</text:span>.</text:p>
      <text:h text:style-name="Heading_20_4" text:outline-level="4"><text:bookmark-start text:name="conformité-et-analyse-des-logs"/>4.4.3 Conformité et analyse des logs<text:bookmark-end text:name="conformité-et-analyse-des-logs"/></text:h>
      <text:p text:style-name="First_20_paragraph">Pour garantir que le comportement de l’agent respecte les règles métier (<text:span text:style-name="T2">AI_TURN.md</text:span>), deux outils sont utilisés : (1) <text:span text:style-name="Source_5f_Text">scripts/check_ai_rules.py</text:span> vérifie le code (pas de fallback, pas de <text:soft-page-break/>recalcul de caches hors phase_start, coordonnées normalisées, etc.) ; (2) <text:span text:style-name="Source_5f_Text">ai/analyzer.py</text:span> analyse le fichier <text:span text:style-name="Source_5f_Text">step.log</text:span> produit lors d’un entraînement avec <text:span text:style-name="Source_5f_Text">--step</text:span>, et signale les violations (mouvement, tir, charge, combat) ainsi que des métriques d’usage des règles. Le script <text:span text:style-name="Source_5f_Text">ai/hidden_action_finder.py</text:span> détecte les actions effectuées mais non loguées. Référence : <text:span text:style-name="T2">Documentation/Code_Compliance/GAME_Analyzer.md</text:span>, <text:span text:style-name="T2">AI_RULES_checker.md</text:span>, <text:span text:style-name="T2">Hidden_action_finder.md</text:span>.</text:p>
      <text:p text:style-name="Horizontal_20_Line"/>
      <text:h text:style-name="Heading_20_3" text:outline-level="3"><text:bookmark-start text:name="captures-decran-et-extraits-de-code"/>4.5 Captures d’ecran et extraits de code<text:bookmark-end text:name="captures-decran-et-extraits-de-code"/></text:h>
      <text:p text:style-name="First_20_paragraph">[A integrer : captures des écrans auth, plateau, log ; extraits de code significatifs (ex. appel API, construction observation, end_activation).]</text:p>
      <text:p text:style-name="Horizontal_20_Line"/>
      <text:h text:style-name="Heading_20_3" text:outline-level="3"><text:bookmark-start text:name="elements-de-securite"/>4.6 Elements de securite<text:bookmark-end text:name="elements-de-securite"/></text:h>
      <text:p text:style-name="First_20_paragraph">La sécurité a été prise en compte à la fois côté API et côté moteur, en cohérence avec les règles du projet (pas de fallback, validation explicite).</text:p>
      <text:p text:style-name="P9">1. Authentification et autorisation</text:p>
      <text:list xml:id="list5948368784024351817" text:style-name="L17">
        <text:list-item>
          <text:p text:style-name="P27"><text:span text:style-name="T1">Authentification</text:span> : Connexion par login/mot de passe ; hachage PBKDF2-HMAC-SHA256 (200 000 itérations) ; token bearer de session pour les requêtes authentifiées.</text:p>
        </text:list-item>
        <text:list-item>
          <text:p text:style-name="P27"><text:span text:style-name="T1">Autorisation</text:span> : Contrôle des permissions par profil (base / admin). Les profils déterminent les modes de jeu et options accessibles (pve, pvp, debug, test pour admin). Spécification : <text:span text:style-name="T2">Documentation/USER_ACCESS_CONTROL.md</text:span>.</text:p>
        </text:list-item>
        <text:list-item>
          <text:p text:style-name="P27"><text:span text:style-name="T1">Protection des routes</text:span> : Les routes sensibles (game, replay, debug) vérifient le token et le profil ; toute action non autorisée renvoie 403.</text:p>
        </text:list-item>
      </text:list>
      <text:p text:style-name="P8">2. Protection contre les failles (XSS, injection)</text:p>
      <text:list xml:id="list930133673582334529" text:style-name="L18">
        <text:list-item>
          <text:p text:style-name="P28">Côté API : les entrées sont utilisées pour construire des requêtes au moteur (actions, paramètres de partie) ; pas de rendu HTML côté serveur. Les réponses sont en JSON.</text:p>
        </text:list-item>
        <text:list-item>
          <text:p text:style-name="P28">Côté frontend : le contenu affiché provient de l’état de partie ; l’utilisation de React et l’échappement par défaut limitent les risques XSS. Aucune injection SQL côté moteur (le moteur ne dialogue pas directement avec la BDD auth).</text:p>
        </text:list-item>
      </text:list>
      <text:p text:style-name="P8">3. Validation des donnees</text:p>
      <text:list xml:id="list1758218553842529487" text:style-name="L19">
        <text:list-item>
          <text:p text:style-name="P29"><text:span text:style-name="T1">Backend / moteur</text:span> : Utilisation systématique de <text:span text:style-name="Source_5f_Text">require_key</text:span> et <text:span text:style-name="Source_5f_Text">require_present</text:span> (<text:span text:style-name="Source_5f_Text">shared/data_validation.py</text:span>) pour toute donnée requise. Aucune valeur par défaut pour éviter une erreur ; en cas de clé ou valeur manquante, une erreur explicite est levée (<text:span text:style-name="T2">AI_TURN.md</text:span>, <text:span text:style-name="T2">coding_practices.mdc</text:span>).</text:p>
        </text:list-item>
        <text:list-item>
          <text:p text:style-name="P29"><text:span text:style-name="T1">Configurations</text:span> : Les fichiers de config (scénarios, training, rewards) sont chargés et utilisés avec vérification des clés attendues ; les erreurs de config ne sont pas masquées.</text:p>
        </text:list-item>
      </text:list>
      <text:p text:style-name="P8">4. Stockage securise des informations sensibles</text:p>
      <text:list xml:id="list817043396887043548" text:style-name="L20">
        <text:list-item>
          <text:p text:style-name="P30"><text:soft-page-break/>Les mots de passe ne sont jamais stockés en clair ; seuls les hashs sont persistés dans <text:span text:style-name="Source_5f_Text">config/users.db</text:span>.</text:p>
        </text:list-item>
        <text:list-item>
          <text:p text:style-name="P30">Les secrets (clé de session, éventuelles variables d’environnement pour la production) ne sont pas codés en dur ; le déploiement Synology utilise des variables d’environnement pour les chemins et données sensibles (<text:span text:style-name="T2">Deployment_Synology.md</text:span>).</text:p>
        </text:list-item>
        <text:list-item>
          <text:p text:style-name="P30">Protection path traversal sur les endpoints replay : les chemins de fichiers reçus sont validés pour ne pas sortir du répertoire autorisé.</text:p>
        </text:list-item>
      </text:list>
      <text:p text:style-name="Horizontal_20_Line"/>
      <text:h text:style-name="Heading_20_3" text:outline-level="3"><text:bookmark-start text:name="plan-de-tests"/>4.7 Plan de tests<text:bookmark-end text:name="plan-de-tests"/></text:h>
      <text:list xml:id="list3960399329364393731" text:style-name="L21">
        <text:list-item>
          <text:p text:style-name="P31">test moteur (<text:span text:style-name="Source_5f_Text">main.py::test_basic_functionality</text:span>) ;</text:p>
        </text:list-item>
        <text:list-item>
          <text:p text:style-name="P31">controle regles : <text:span text:style-name="Source_5f_Text">scripts/check_ai_rules.py</text:span> (conformite <text:span text:style-name="T2">AI_TURN.md</text:span> / coding_practices ; pre-commit ou CI) ;</text:p>
        </text:list-item>
        <text:list-item>
          <text:p text:style-name="P31">audit phase de tir : <text:span text:style-name="Source_5f_Text">scripts/audit_shooting_phase.py</text:span> ;</text:p>
        </text:list-item>
        <text:list-item>
          <text:p text:style-name="P31">analyse des logs d’entrainement : <text:span text:style-name="Source_5f_Text">ai/analyzer.py step.log</text:span> (violations mouvement/tir/charge/combat, metriques regles ; voir <text:span text:style-name="T2">Code_Compliance/GAME_Analyzer.md</text:span>) ;</text:p>
        </text:list-item>
        <text:list-item>
          <text:p text:style-name="P31">detection actions non loguees : <text:span text:style-name="Source_5f_Text">ai/hidden_action_finder.py</text:span> (<text:span text:style-name="T2">Code_Compliance/Hidden_action_finder.md</text:span>) ;</text:p>
        </text:list-item>
        <text:list-item>
          <text:p text:style-name="P31">evaluation bots : <text:span text:style-name="Source_5f_Text">ai/bot_evaluation.py</text:span> (RandomBot, GreedyBot, DefensiveBot) ;</text:p>
        </text:list-item>
        <text:list-item>
          <text:p text:style-name="P31">suivi metriques : <text:span text:style-name="Source_5f_Text">ai/metrics_tracker.py</text:span>, TensorBoard, <text:span text:style-name="T2">AI_METRICS.md</text:span>.</text:p>
        </text:list-item>
      </text:list>
      <text:h text:style-name="Heading_20_3" text:outline-level="3"><text:bookmark-start text:name="jeu-dessai"/>4.8 Jeu d’essai<text:bookmark-end text:name="jeu-dessai"/></text:h>
      <text:p text:style-name="First_20_paragraph">Les jeux d’essai permettent de valider le bon fonctionnement du moteur, de l’API, du frontend et du pipeline d’entraînement, ainsi que la conformité aux règles métier.</text:p>
      <text:p text:style-name="P9">Agents et configurations</text:p>
      <text:list xml:id="list6493025889043860002" text:style-name="L22">
        <text:list-item>
          <text:p text:style-name="P32"><text:span text:style-name="T1">Agents disponibles</text:span> (exemples) : <text:span text:style-name="Source_5f_Text">Infantry_Troop_RangedTroop</text:span>, <text:span text:style-name="Source_5f_Text">Infantry_Troop_RangedSwarm</text:span>, <text:span text:style-name="Source_5f_Text">Infantry_Elite_RangedElite</text:span>, <text:span text:style-name="Source_5f_Text">Infantry_Troop_MeleeTroop</text:span>, etc. (liste dans <text:span text:style-name="Source_5f_Text">config_loader.ConfigLoader._INTERFACTION_AGENT_CONFIG_MAP</text:span> et répertoires <text:span text:style-name="Source_5f_Text">config/agents/&lt;agent&gt;/</text:span>).</text:p>
        </text:list-item>
        <text:list-item>
          <text:p text:style-name="P32"><text:span text:style-name="T1">Configurations</text:span> : Entraînement : <text:span text:style-name="Source_5f_Text">config/agents/&lt;agent&gt;/&lt;agent&gt;_training_config.json</text:span> (épisodes, envs, hyperparamètres). Récompenses : <text:span text:style-name="Source_5f_Text">config/agents/&lt;agent&gt;/&lt;agent&gt;_rewards_config.json</text:span>. Scénarios : <text:span text:style-name="Source_5f_Text">config/agents/&lt;agent&gt;/scenarios/training/</text:span> et <text:span text:style-name="Source_5f_Text">holdout/</text:span>.</text:p>
        </text:list-item>
        <text:list-item>
          <text:p text:style-name="P32"><text:span text:style-name="T1">Workflow type</text:span> : Générer <text:span text:style-name="Source_5f_Text">step.log</text:span> avec <text:span text:style-name="Source_5f_Text">python ai/train.py --agent Infantry_Troop_RangedTroop --training-config default --rewards-config Infantry_Troop_RangedTroop --scenario default --step --test-episodes 200</text:span> ; analyser avec <text:span text:style-name="Source_5f_Text">python ai/analyzer.py step.log</text:span>. Modèles enregistrés : <text:span text:style-name="Source_5f_Text">ai/models/&lt;agent_key&gt;/model_&lt;agent_key&gt;.zip</text:span>.</text:p>
        </text:list-item>
      </text:list>
      <text:p text:style-name="First_20_paragraph"><text:soft-page-break/><text:span text:style-name="T1">Scénarios de test représentatifs</text:span> (à compléter avec résultats réels)</text:p>
      <text:list xml:id="list2387483296088279795" text:style-name="L23">
        <text:list-item>
          <text:p text:style-name="P11"><text:span text:style-name="T1">Démarrage de partie (PvE)</text:span><text:line-break/><text:span text:style-name="T2">Scénario</text:span> : Connexion en tant qu’utilisateur, sélection du mode PvE, clic sur « Démarrer une partie ».<text:line-break/><text:span text:style-name="T2">Résultat attendu</text:span> : Partie initialisée, plateau affiché, unités et objectifs positionnés selon le scénario.<text:line-break/><text:span text:style-name="T2">Résultat obtenu</text:span> : [À compléter]<text:line-break/><text:span text:style-name="T2">Analyse des écarts</text:span> : [À compléter]</text:p>
        </text:list-item>
        <text:list-item>
          <text:p text:style-name="P11"><text:span text:style-name="T1">Action joueur puis tour IA</text:span><text:line-break/><text:span text:style-name="T2">Scénario</text:span> : Après démarrage PvE, envoi d’une action valide (ex. mouvement), puis déclenchement du tour IA.<text:line-break/><text:span text:style-name="T2">Résultat attendu</text:span> : État mis à jour après chaque appel ; pas d’erreur 4xx/5xx ; log cohérent.<text:line-break/><text:span text:style-name="T2">Résultat obtenu</text:span> : [À compléter]<text:line-break/><text:span text:style-name="T2">Analyse des écarts</text:span> : [À compléter]</text:p>
        </text:list-item>
        <text:list-item>
          <text:p text:style-name="P11"><text:span text:style-name="T1">Entraînement avec step.log et analyzer</text:span><text:line-break/><text:span text:style-name="T2">Scénario</text:span> : Lancer un entraînement avec <text:span text:style-name="Source_5f_Text">--step --test-episodes 200</text:span>, puis <text:span text:style-name="Source_5f_Text">python ai/analyzer.py step.log</text:span>.<text:line-break/><text:span text:style-name="T2">Résultat attendu</text:span> : Fichier <text:span text:style-name="Source_5f_Text">step.log</text:span> généré ; analyzer produit un rapport (sections 1.1 à 2.7) ; taux de violations faible ou nul sur les règles critiques.<text:line-break/><text:span text:style-name="T2">Résultat obtenu</text:span> : [À compléter avec extraits du rapport et métriques bot_eval / win_rate]<text:line-break/><text:span text:style-name="T2">Analyse des écarts</text:span> : [À compléter]</text:p>
        </text:list-item>
        <text:list-item>
          <text:p text:style-name="P11"><text:span text:style-name="T1">Conformité du code (check_ai_rules)</text:span><text:line-break/><text:span text:style-name="T2">Scénario</text:span> : Exécuter <text:span text:style-name="Source_5f_Text">python scripts/check_ai_rules.py</text:span> sur le dépôt.<text:line-break/><text:span text:style-name="T2">Résultat attendu</text:span> : Aucune violation signalée (exit code 0).<text:line-break/><text:span text:style-name="T2">Résultat obtenu</text:span> : [À compléter]<text:line-break/><text:span text:style-name="T2">Analyse des écarts</text:span> : [À compléter]</text:p>
        </text:list-item>
        <text:list-item>
          <text:p text:style-name="P11"><text:span text:style-name="T1">Accès mode Debug (profil admin)</text:span><text:line-break/><text:span text:style-name="T2">Scénario</text:span> : Utilisateur avec profil admin se connecte et accède au mode Debug.<text:line-break/><text:span text:style-name="T2">Résultat attendu</text:span> : Accès autorisé. Utilisateur standard tentant d’accéder au mode Debug : redirection ou 403.<text:line-break/><text:span text:style-name="T2">Résultat obtenu</text:span> : [À compléter]<text:line-break/><text:span text:style-name="T2">Analyse des écarts</text:span> : [À compléter]</text:p>
        </text:list-item>
      </text:list>
      <text:p text:style-name="First_20_paragraph"><text:span text:style-name="T2">Résultats chiffrés (bot_eval, win_rate, métriques TensorBoard)</text:span> : [À compléter avec graphiques ou tableaux si disponibles.]</text:p>
      <text:p text:style-name="Horizontal_20_Line"/>
      <text:h text:style-name="Heading_20_3" text:outline-level="3"><text:bookmark-start text:name="veille-technologique"/>4.9 Veille technologique<text:bookmark-end text:name="veille-technologique"/></text:h>
      <text:p text:style-name="First_20_paragraph">Une veille technologique a été menée sur les thèmes suivants, en lien avec les choix <text:soft-page-break/>d’implémentation du projet :</text:p>
      <text:list xml:id="list9184139997877093351" text:style-name="L24">
        <text:list-item>
          <text:p text:style-name="P33"><text:span text:style-name="T1">Apprentissage par renforcement et action masking</text:span> : Utilisation de MaskablePPO (sb3-contrib) pour restreindre les actions aux seules actions valides (masque binaire), évitant les actions invalides et accélérant l’apprentissage. Documentation Stable-Baselines3, articles sur l’action masking en RL.</text:p>
        </text:list-item>
        <text:list-item>
          <text:p text:style-name="P33"><text:span text:style-name="T1">Évaluation robuste des agents</text:span> : Mise en place de bots de référence (Random, Greedy, Defensive) et métrique composite (ex. <text:span text:style-name="Source_5f_Text">bot_eval_combined</text:span>) pour suivre la performance réelle et limiter le surajustement à un seul type d’adversaire. Référence : <text:span text:style-name="T2">AI_TRAINING.md</text:span>, <text:span text:style-name="T2">AI_METRICS.md</text:span>.</text:p>
        </text:list-item>
        <text:list-item>
          <text:p text:style-name="P33"><text:span text:style-name="T1">Métriques et tuning PPO</text:span> : Suivi des métriques 0_critical (loss, explained_variance, clip_fraction, approx_kl, entropy, gradient_norm, etc.) et guide de tuning pour les plateaux, effondrements et instabilités. Référence : <text:span text:style-name="T2">AI_METRICS.md</text:span>.</text:p>
        </text:list-item>
        <text:list-item>
          <text:p text:style-name="P33"><text:span text:style-name="T1">Sécurisation backend</text:span> : Bonnes pratiques (hachage fort, token de session, validation stricte, pas de fallback silencieux), recommandations OWASP et documentation Flask.</text:p>
        </text:list-item>
        <text:list-item>
          <text:p text:style-name="P33"><text:span text:style-name="T1">Documentation et conformité code</text:span> : Règles de tour (<text:span text:style-name="T2">AI_TURN.md</text:span>), architecture (<text:span text:style-name="T2">AI_IMPLEMENTATION.md</text:span>), scripts de vérification automatique (check_ai_rules, analyzer) pour maintenir la cohérence entre code et règles métier.</text:p>
        </text:list-item>
      </text:list>
      <text:p text:style-name="Horizontal_20_Line"/>
      <text:h text:style-name="Heading_20_3" text:outline-level="3"><text:bookmark-start text:name="deploiement-docker-sur-nas-synology"/>4.10 Deploiement Docker sur NAS Synology<text:bookmark-end text:name="deploiement-docker-sur-nas-synology"/></text:h>
      <text:p text:style-name="First_20_paragraph">Le projet a été déployé sur un NAS Synology (DSM) via Docker Compose. Référence : <text:span text:style-name="T2">Documentation/Deployment_Synology.md</text:span>.</text:p>
      <text:p text:style-name="Text_20_body">Configuration retenue :</text:p>
      <text:list xml:id="list3467837554309235552" text:style-name="L25">
        <text:list-item>
          <text:p text:style-name="P34">backend Flask sur port <text:span text:style-name="T1">5001</text:span> (interne) ; frontend Nginx sur port <text:span text:style-name="T1">80</text:span> (interne), mappe en <text:span text:style-name="T1">8081</text:span> (hote) ;</text:p>
        </text:list-item>
        <text:list-item>
          <text:p text:style-name="P34">reverse proxy DSM en HTTPS (ex. DDNS <text:span text:style-name="Source_5f_Text">game.40k-greg.synology.me</text:span>) vers le frontend ;</text:p>
        </text:list-item>
        <text:list-item>
          <text:p text:style-name="P34">variables d’environnement obligatoires pour les volumes : <text:span text:style-name="Source_5f_Text">SYNO_CONFIG_PATH</text:span>, <text:span text:style-name="Source_5f_Text">SYNO_MODELS_PATH</text:span>, <text:span text:style-name="Source_5f_Text">SYNO_RUNTIME_PATH</text:span> (pas de fallback).</text:p>
        </text:list-item>
      </text:list>
      <text:p text:style-name="First_20_paragraph">Volumes persistants :</text:p>
      <text:list xml:id="list3467671723661340096" text:style-name="L26">
        <text:list-item>
          <text:p text:style-name="P35"><text:span text:style-name="Source_5f_Text">users.db</text:span> (auth), <text:span text:style-name="Source_5f_Text">ai/models/</text:span> (modeles IA), repertoire runtime (logs).<text:line-break/>Ne pas monter tout <text:span text:style-name="Source_5f_Text">config/</text:span> pour eviter de masquer les configs du repo.</text:p>
        </text:list-item>
      </text:list>
      <text:p text:style-name="First_20_paragraph">Points de vigilance :</text:p>
      <text:list xml:id="list3664039742525581183" text:style-name="L27">
        <text:list-item>
          <text:p text:style-name="P36">compatibilité dependances Python (ex. <text:span text:style-name="Source_5f_Text">requirements.runtime.txt</text:span>, numpy pour chargement PPO) ;</text:p>
        </text:list-item>
        <text:list-item>
          <text:p text:style-name="P36">CORS / appels API en relatif (<text:span text:style-name="Source_5f_Text">/api</text:span>) ;</text:p>
        </text:list-item>
        <text:list-item>
          <text:p text:style-name="P36">healthcheck backend : <text:span text:style-name="Source_5f_Text">/api/health</text:span> utilise dans le compose.</text:p>
        </text:list-item>
      </text:list>
      <text:p text:style-name="First_20_paragraph">Schema de deploiement :</text:p>
      <text:p text:style-name="Preformatted_20_Text">flowchart LR</text:p>
      <text:p text:style-name="Preformatted_20_Text"><text:s text:c="4"/>U[Utilisateur Internet/LAN] --&gt; DNS[DDNS: game.40k-greg.synology.me]</text:p>
      <text:p text:style-name="Preformatted_20_Text"><text:soft-page-break/><text:s text:c="4"/>DNS --&gt; RP[Reverse Proxy DSM :443]</text:p>
      <text:p text:style-name="Preformatted_20_Text"><text:s text:c="4"/>RP --&gt; FE[Frontend Docker Nginx :8081]</text:p>
      <text:p text:style-name="Preformatted_20_Text"><text:s text:c="4"/>FE --&gt; API[Backend Flask :5001]</text:p>
      <text:p text:style-name="Preformatted_20_Text"><text:s text:c="4"/>API --&gt; DB[(users.db)]</text:p>
      <text:p text:style-name="Preformatted_20_Text"><text:s text:c="4"/>API --&gt; MODELS[(ai/models)]</text:p>
      <text:p text:style-name="Preformatted_20_Text"><text:s text:c="4"/>API --&gt; RUNTIME[(runtime/logs)]</text:p>
      <text:p text:style-name="First_20_paragraph">Flux applicatif simplifie :</text:p>
      <text:p text:style-name="Preformatted_20_Text">sequenceDiagram</text:p>
      <text:p text:style-name="Preformatted_20_Text"><text:s text:c="4"/>participant B as Navigateur</text:p>
      <text:p text:style-name="Preformatted_20_Text"><text:s text:c="4"/>participant RP as Reverse Proxy DSM</text:p>
      <text:p text:style-name="Preformatted_20_Text"><text:s text:c="4"/>participant FE as Frontend Nginx</text:p>
      <text:p text:style-name="Preformatted_20_Text"><text:s text:c="4"/>participant API as Backend Flask</text:p>
      <text:p text:style-name="Preformatted_20_Text"/>
      <text:p text:style-name="Preformatted_20_Text"><text:s text:c="4"/>B-&gt;&gt;RP: HTTPS /auth, /game</text:p>
      <text:p text:style-name="Preformatted_20_Text"><text:s text:c="4"/>RP-&gt;&gt;FE: HTTP :8081</text:p>
      <text:p text:style-name="Preformatted_20_Text"><text:s text:c="4"/>FE--&gt;&gt;B: SPA + assets</text:p>
      <text:p text:style-name="Preformatted_20_Text"><text:s text:c="4"/>B-&gt;&gt;RP: HTTPS /api/auth/login</text:p>
      <text:p text:style-name="Preformatted_20_Text"><text:s text:c="4"/>RP-&gt;&gt;FE: /api/*</text:p>
      <text:p text:style-name="Preformatted_20_Text"><text:s text:c="4"/>FE-&gt;&gt;API: Proxy interne :5001</text:p>
      <text:p text:style-name="Preformatted_20_Text"><text:s text:c="4"/>API--&gt;&gt;FE: JSON</text:p>
      <text:h text:style-name="Heading_20_2" text:outline-level="2"/>
      <text:h text:style-name="P7" text:outline-level="2"><text:bookmark-start text:name="respect-du-rgpd"/>5. Respect du RGPD<text:bookmark-end text:name="respect-du-rgpd"/></text:h>
      <text:p text:style-name="First_20_paragraph">Le Règlement général sur la protection des données (RGPD) encadre le traitement des données personnelles. L’application, dans sa version actuelle, prend en compte les points suivants :</text:p>
      <text:list xml:id="list2239344244454703375" text:style-name="L28">
        <text:list-item>
          <text:p text:style-name="P37"><text:span text:style-name="T1">Minimisation des données</text:span> : Les données collectées lors de l’inscription et de la connexion sont limitées à ce qui est nécessaire (identifiant, mot de passe haché, profil, association aux modes de jeu et options). Aucune donnée de paiement ni donnée sensible superflue n’est collectée.</text:p>
        </text:list-item>
        <text:list-item>
          <text:p text:style-name="P37"><text:span text:style-name="T1">Information des utilisateurs</text:span> : Les utilisateurs peuvent être informés de l’utilisation de leurs données via une page ou une politique de confidentialité (à finaliser selon le contexte de déploiement).</text:p>
        </text:list-item>
        <text:list-item>
          <text:p text:style-name="P37"><text:span text:style-name="T1">Droits des utilisateurs</text:span> : Droit d’accès et de rectification via la gestion du compte ; droit à l’effacement (suppression de compte) peut être prévu. Les droits à l’opposition, à la limitation et à la portabilité sont à traiter selon les évolutions fonctionnelles.</text:p>
        </text:list-item>
        <text:list-item>
          <text:p text:style-name="P37"><text:span text:style-name="T1">Sécurité des données</text:span> : Voir section 4.6 (hachage des mots de passe, tokens, validation, pas de stockage en clair).</text:p>
        </text:list-item>
        <text:list-item>
          <text:p text:style-name="P37"><text:span text:style-name="T1">Cookies</text:span> : L’application n’utilise que les cookies strictement nécessaires au fonctionnement (session, authentification). Aucun cookie de suivi ou publicitaire n’est utilisé par défaut.</text:p>
        </text:list-item>
      </text:list>
      <text:p text:style-name="First_20_paragraph">[A compléter selon les exigences juridiques du contexte (entreprise, hébergeur, mentions légales).]</text:p>
      <text:h text:style-name="Heading_20_2" text:outline-level="2"/>
      <text:h text:style-name="P7" text:outline-level="2"><text:bookmark-start text:name="conclusion"/>6. Conclusion<text:bookmark-end text:name="conclusion"/></text:h>
      <text:p text:style-name="First_20_paragraph">Le projet a permis de realiser une application complete combinant moteur (phases mouvement, tir, charge, combat, deploiement), API, frontend et entrainement IA, avec une architecture modulaire, une validation stricte des donnees et une documentation structuree (index dans <text:span text:style-name="T2">Documentation/README.md</text:span>, guides de conformite et de tuning).</text:p>
      <text:p text:style-name="Text_20_body">Perspectives (alignees <text:span text:style-name="T2">Roadmap.md</text:span>) :</text:p>
      <text:list xml:id="list5136114475911683614" text:style-name="L29">
        <text:list-item>
          <text:p text:style-name="P38">poursuite Palier 1 (IA apprenante) et Palier 2 (multi-figurines, cohesion) ;</text:p>
        </text:list-item>
        <text:list-item>
          <text:p text:style-name="P38">automatiser davantage les tests et la CI (check_ai_rules, analyzer) ;</text:p>
        </text:list-item>
        <text:list-item>
          <text:p text:style-name="P38">enrichir scenarios et evaluation (league / curriculum ; <text:span text:style-name="T2">AI_TRAINING.md</text:span>) ;</text:p>
        </text:list-item>
        <text:list-item>
          <text:p text:style-name="P38">renforcer reporting qualite et annexes du memoire (captures, jeux d’essai chiffres).</text:p>
        </text:list-item>
      </text:list>
      <text:h text:style-name="Heading_20_2" text:outline-level="2"/>
      <text:h text:style-name="P7" text:outline-level="2"><text:bookmark-start text:name="annexes"/>Annexes<text:bookmark-end text:name="annexes"/></text:h>
      <text:p text:style-name="First_20_paragraph">Les annexes complètent le mémoire par des supports détaillés et des références :</text:p>
      <text:list xml:id="list6492760645292201976" text:style-name="L30">
        <text:list-item>
          <text:p text:style-name="P39"><text:span text:style-name="T1">Annexe 1</text:span> : Diagramme des cas d’utilisation (export PlantUML ou image).</text:p>
        </text:list-item>
        <text:list-item>
          <text:p text:style-name="P39"><text:span text:style-name="T1">Annexe 2</text:span> : Diagramme de séquence principal (export PlantUML ou image).</text:p>
        </text:list-item>
        <text:list-item>
          <text:p text:style-name="P39"><text:span text:style-name="T1">Annexe 3</text:span> : Tableau récapitulatif de l’API REST (routes jeu, auth, replay, health, méthodes, paramètres, codes retour).</text:p>
        </text:list-item>
        <text:list-item>
          <text:p text:style-name="P39"><text:span text:style-name="T1">Annexe 4</text:span> : Liste des composants frontend principaux (pages, composants plateau, log, auth).</text:p>
        </text:list-item>
        <text:list-item>
          <text:p text:style-name="P39"><text:span text:style-name="T1">Annexe 5</text:span> : Maquettes et captures d’écran (auth, plateau, log, replay).</text:p>
        </text:list-item>
        <text:list-item>
          <text:p text:style-name="P39"><text:span text:style-name="T1">Annexe 6</text:span> : Extrait SQL de création de la BDD auth (<text:span text:style-name="Source_5f_Text">initialize_auth_db</text:span> dans <text:span text:style-name="Source_5f_Text">services/api_server.py</text:span>).</text:p>
        </text:list-item>
        <text:list-item>
          <text:p text:style-name="P39"><text:span text:style-name="T1">Annexe 7</text:span> : Extraits de code significatifs (ex. step moteur, construction observation, end_activation, appel API).</text:p>
        </text:list-item>
        <text:list-item>
          <text:p text:style-name="P39"><text:span text:style-name="T1">Annexe 8</text:span> : Jeux d’essai détaillés (scénarios, résultats attendus/obtenus, analyse des écarts) et captures TensorBoard / métriques.</text:p>
        </text:list-item>
        <text:list-item>
          <text:p text:style-name="P39"><text:span text:style-name="T1">Références aux guides</text:span> : <text:span text:style-name="T2">Documentation/README.md</text:span>, <text:span text:style-name="T2">Documentation/Code_Compliance/</text:span>, <text:span text:style-name="T2">Documentation/Deployment_Synology.md</text:span>, <text:span text:style-name="T2">Documentation/AI_METRICS.md</text:span>, <text:span text:style-name="T2">Documentation/AI_TRAINING.md</text:span>.</text:p>
        </text:list-item>
      </text:list>
      <text:p text:style-name="First_20_paragraph"><text:span text:style-name="T2">Objectif de volume : ce mémoire est structuré pour atteindre environ 50 à 60 pages une fois les sections [À compléter] renseignées, les captures et annexes intégrées, et exporté en PDF (police 11–12 pt, interligne 1,2–1,5), en s’inspirant du modèle </text:span>_redac dossier projet V2.pdf* (76 pages).*</text:p>
      <text:h text:style-name="Heading_20_2" text:outline-level="2"/>
      <text:h text:style-name="P7" text:outline-level="2"><text:bookmark-start text:name="checklist-de-conformite-cdc-rncp-6"/>Checklist de conformite (CDC RNCP 6)<text:bookmark-end text:name="checklist-de-conformite-cdc-rncp-6"/></text:h>
      <text:list xml:id="list8173163789430166870" text:style-name="L31">
        <text:list-item>
          <text:p text:style-name="P40">☒ Liste des competences</text:p>
        </text:list-item>
        <text:list-item>
          <text:p text:style-name="P40">☒ Cahier des charges / besoins</text:p>
        </text:list-item>
        <text:list-item>
          <text:p text:style-name="P40">☐ Presentation entreprise/service</text:p>
        </text:list-item>
        <text:list-item>
          <text:p text:style-name="P40">☒ Gestion de projet</text:p>
        </text:list-item>
        <text:list-item>
          <text:p text:style-name="P40">☒ Specifications fonctionnelles</text:p>
        </text:list-item>
        <text:list-item>
          <text:p text:style-name="P40">☒ Contraintes + livrables</text:p>
        </text:list-item>
        <text:list-item>
          <text:p text:style-name="P40">☒ Architecture logicielle</text:p>
        </text:list-item>
        <text:list-item>
          <text:p text:style-name="P40">☒ Documentation et guides (section 3.8)</text:p>
        </text:list-item>
        <text:list-item>
          <text:p text:style-name="P40">☐ Maquettes et enchainement (images a ajouter)</text:p>
        </text:list-item>
        <text:list-item>
          <text:p text:style-name="P40">☐ Modele EA / physique (schema a finaliser)</text:p>
        </text:list-item>
        <text:list-item>
          <text:p text:style-name="P40">☒ Script BDD</text:p>
        </text:list-item>
        <text:list-item>
          <text:p text:style-name="P40">☒ Diagramme cas d’utilisation</text:p>
        </text:list-item>
        <text:list-item>
          <text:p text:style-name="P40">☒ Diagramme sequence</text:p>
        </text:list-item>
        <text:list-item>
          <text:p text:style-name="P40">☒ Specifications techniques + securite</text:p>
        </text:list-item>
        <text:list-item>
          <text:p text:style-name="P40">☐ Captures + code correspondant (a integrer)</text:p>
        </text:list-item>
        <text:list-item>
          <text:p text:style-name="P40">☒ Plan de tests (inclut analyzer, check_ai_rules, hidden_action_finder)</text:p>
        </text:list-item>
        <text:list-item>
          <text:p text:style-name="P40">☐ Jeu d’essai final avec resultats / metriques</text:p>
        </text:list-item>
        <text:list-item>
          <text:p text:style-name="P40">☒ Veille</text:p>
        </text:list-item>
        <text:list-item>
          <text:p text:style-name="P40">☐ Annexes finalise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6$Win32 OpenOffice.org_project/4116m3$Build-9816</meta:generator>
    <dc:title/>
    <dc:description/>
    <dc:subject/>
    <meta:keyword/>
    <meta:initial-creator/>
    <dc:creator>Greg </dc:creator>
    <meta:creation-date>2026-03-05T16:51:11Z</meta:creation-date>
    <dc:date>2026-03-05T18:02:04.91</dc:date>
    <meta:editing-duration>PT10M20S</meta:editing-duration>
    <meta:editing-cycles>2</meta:editing-cycles>
    <meta:document-statistic meta:table-count="0" meta:image-count="0" meta:object-count="0" meta:page-count="25" meta:paragraph-count="379" meta:word-count="4745" meta:character-count="33756"/>
  </office:meta>
</office:document-meta>
</file>